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style>
    <style:style style:name="P2" style:family="paragraph" style:parent-style-name="Standard" style:list-style-name="WW8Num4"/>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list-style-name="WW8Num1"/>
    <style:style style:name="P6" style:family="paragraph" style:parent-style-name="Standard">
      <style:text-properties fo:language="en" fo:country="GB"/>
    </style:style>
    <style:style style:name="P7" style:family="paragraph" style:parent-style-name="Standard">
      <style:text-properties fo:font-size="8pt" style:font-size-asian="8pt"/>
    </style:style>
    <style:style style:name="P8" style:family="paragraph" style:parent-style-name="Standard">
      <style:text-properties fo:font-size="8pt" fo:language="en" fo:country="GB" style:font-size-asian="8pt"/>
    </style:style>
    <style:style style:name="P9" style:family="paragraph" style:parent-style-name="Standard">
      <style:paragraph-properties fo:margin-left="1.905cm" fo:margin-right="0cm" fo:text-indent="0cm" style:auto-text-indent="false"/>
    </style:style>
    <style:style style:name="P10" style:family="paragraph" style:parent-style-name="Standard">
      <style:paragraph-properties fo:margin-left="0.635cm" fo:margin-right="0cm" fo:text-indent="0cm" style:auto-text-indent="false"/>
    </style:style>
    <style:style style:name="P11" style:family="paragraph" style:parent-style-name="Standard">
      <style:paragraph-properties fo:margin-left="1.249cm" fo:margin-right="0cm" fo:text-indent="0.614cm" style:auto-text-indent="false"/>
    </style:style>
    <style:style style:name="P12" style:family="paragraph" style:parent-style-name="Standard">
      <style:paragraph-properties fo:margin-left="1.249cm" fo:margin-right="0cm" fo:text-indent="1.249cm" style:auto-text-indent="false"/>
    </style:style>
    <style:style style:name="P13" style:family="paragraph" style:parent-style-name="Standard">
      <style:paragraph-properties fo:margin-left="0cm" fo:margin-right="0cm" fo:text-indent="1.249cm" style:auto-text-indent="false"/>
    </style:style>
    <style:style style:name="P14" style:family="paragraph" style:parent-style-name="Standard">
      <style:paragraph-properties fo:margin-left="0cm" fo:margin-right="0cm" fo:text-indent="0.635cm" style:auto-text-indent="false"/>
    </style:style>
    <style:style style:name="P15" style:family="paragraph" style:parent-style-name="Standard" style:master-page-name="Standard">
      <style:paragraph-properties style:page-number="auto"/>
    </style:style>
    <style:style style:name="T1" style:family="text">
      <style:text-properties fo:font-size="18pt" style:font-size-asian="18pt"/>
    </style:style>
    <style:style style:name="T2" style:family="text">
      <style:text-properties fo:font-weight="bold" style:font-weight-asian="bold" style:font-weight-complex="bold"/>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font-size="8pt" style:font-size-asian="8pt"/>
    </style:style>
    <style:style style:name="T6" style:family="text">
      <style:text-properties fo:font-size="8pt" fo:language="en" fo:country="GB" style:font-size-asian="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text:tab/></text:span>Per la realització de la pràctica la hem dividit en diferents processos, depenent de la seva tasca:</text:p>
      <text:p text:style-name="Standard"/>
      <text:list xml:id="list7917258502021340321" text:style-name="WW8Num4">
        <text:list-item>
          <text:p text:style-name="P2">Ruleta_Gestio: S’encarrega de la inicialització de la ruleta, creació dels processos inicials per al seu funcionament aixi com la seva gestió, amb les següents opcions</text:p>
          <text:list>
            <text:list-item>
              <text:p text:style-name="P2">+: Afegeix un jugador a la ruleta.</text:p>
            </text:list-item>
            <text:list-item>
              <text:p text:style-name="P2">-: Elimina un jugador de la ruleta.</text:p>
            </text:list-item>
            <text:list-item>
              <text:p text:style-name="P2">E: Imprimeix l’estat de la ruleta.</text:p>
            </text:list-item>
            <text:list-item>
              <text:p text:style-name="P2">S: Surt de la ruleta.</text:p>
            </text:list-item>
          </text:list>
        </text:list-item>
      </text:list>
      <text:p text:style-name="P9"/>
      <text:list xml:id="list183303390271147" text:continue-numbering="true" text:style-name="WW8Num4">
        <text:list-item>
          <text:p text:style-name="P2">Bolla: Espera a que la banca la posi en moviment i va canviant el nombre de la bolla a diferent velocitats de temps i quan s’atura li diu a la banca per que finalitzi la jugada.</text:p>
        </text:list-item>
      </text:list>
      <text:p text:style-name="P10"/>
      <text:list xml:id="list183303527907402" text:continue-numbering="true" text:style-name="WW8Num4">
        <text:list-item>
          <text:p text:style-name="P2">Temps: Espera a que la banca li doni la ordre de començar un espai temporal que quan aquest acaba li indica a la banca per que deixi d’aceptar apostes i començi la jugada.</text:p>
        </text:list-item>
      </text:list>
      <text:p text:style-name="Standard"/>
      <text:list xml:id="list183303428823620" text:continue-numbering="true" text:style-name="WW8Num4">
        <text:list-item>
          <text:p text:style-name="P2">Jugador: Espera a tenir ganes de jugar, fa una aposta i l’indica a la banca, aquest espera que la banca li doni una resposta i comprova si la seva aposta ha estat aceptada o no. </text:p>
        </text:list-item>
      </text:list>
      <text:p text:style-name="P11">En cas de que no hagi estat aceptada torna a començar, si la aposta ha estat aceptada, espera que la banca li digui quan comença la jugada, despres va mirant a estones la bolla, el valor que agafa i un pic la jugada ha finalitzat comprova si ha guanyat o perdut.</text:p>
      <text:p text:style-name="P11">El jugador no controla mai els diners (nombre de fitxas que te), hem suposat el sistema que si el jugador es queda sense fitxas anira al banc a per mes diners.</text:p>
      <text:p text:style-name="P11"/>
      <text:list xml:id="list183304444747803" text:continue-numbering="true" text:style-name="WW8Num4">
        <text:list-item>
          <text:p text:style-name="P2">Banca: Espera un periode de temps donat pel process Temps, en aquest periode totes les apostes que le arriven son aceptades quan finalitza el periode de temps posa la bolla en marxa, e indica a tots els jugadors que tenen una aposta aceptada que la jugada comença.</text:p>
        </text:list-item>
      </text:list>
      <text:p text:style-name="P12">Mentres la bolla esta en moviment totes les apostes que li arrivan son rebutjades, quan la bolla s’atura la banca atura la jugada i comprova els jugadors que han guanyat i els que han perdut, per controlar el nombre de fitxas que te la banca, si es un nombre negatiu aleshores la banca ha saltat i finalitzam el joc, en cas contrari esborra totes les apostes aceptades i torna a començar. </text:p>
      <text:p text:style-name="P3"/>
      <text:p text:style-name="P13">Dins la regió critica tenim emmagatzemades les següents variables:</text:p>
      <text:p text:style-name="Standard"/>
      <text:list xml:id="list183303175234393" text:continue-numbering="true" text:style-name="WW8Num4">
        <text:list-item>
          <text:p text:style-name="P2">Bolla: Enter que conte els diferents nombres que agafa la bolla.</text:p>
        </text:list-item>
      </text:list>
      <text:p text:style-name="P10"/>
      <text:list xml:id="list183303062912946" text:continue-numbering="true" text:style-name="WW8Num4">
        <text:list-item>
          <text:p text:style-name="P2">JugadaMarxa: Es un Boolea que conte si la jugada esta en marxa.</text:p>
        </text:list-item>
      </text:list>
      <text:p text:style-name="Standard"/>
      <text:list xml:id="list183303646411003" text:continue-numbering="true" text:style-name="WW8Num4">
        <text:list-item>
          <text:p text:style-name="P2">NFitxasBanca: Enter amb les fitxas que te la banca.</text:p>
        </text:list-item>
      </text:list>
      <text:p text:style-name="Standard"/>
      <text:list xml:id="list183304134142176" text:continue-numbering="true" text:style-name="WW8Num4">
        <text:list-item>
          <text:p text:style-name="P2">Aceptades: Llista de apostes que la banca ha aceptat per la proxima jugada.</text:p>
        </text:list-item>
      </text:list>
      <text:p text:style-name="Standard"/>
      <text:list xml:id="list183304655935673" text:continue-numbering="true" text:style-name="WW8Num4">
        <text:list-item>
          <text:p text:style-name="P2"><text:soft-page-break/>Pendents: Llista de apostes que la banca encara ha d’aceptar o rebutjar depenent de si hi ha una jugada en marxa.</text:p>
        </text:list-item>
      </text:list>
      <text:p text:style-name="Standard"/>
      <text:list xml:id="list183305019291986" text:continue-numbering="true" text:style-name="WW8Num4">
        <text:list-item>
          <text:p text:style-name="P2">Morts: Llista de jugadors que en la gestio han eliminat i quan el jugador hagi de començar una jugada comprovara per veure si ha de finalitzar o continuar en el joc.</text:p>
        </text:list-item>
      </text:list>
      <text:p text:style-name="Standard"/>
      <text:list xml:id="list183304090215337" text:continue-numbering="true" text:style-name="WW8Num4">
        <text:list-item>
          <text:p text:style-name="P2">Acaba: Boolea que indica a tots els procesos si el joc ha finalitzat i han de morir.</text:p>
        </text:list-item>
      </text:list>
      <text:p text:style-name="P10"/>
      <text:p text:style-name="P14">Per poder fer la regió critica tenim un semafor mutex i per la senyalització entre els procesos tenim definits els següents semafors:</text:p>
      <text:p text:style-name="Standard"/>
      <text:list xml:id="list5218952293943481046" text:style-name="WW8Num1">
        <text:list-item>
          <text:p text:style-name="P5">AvisBanca: Semafor comú que fan servir tots el procesos quan han d’avisar a la banca, la banca fent comprovacions a la regió critica prodra reconeixer quin proces ha estat el que l’avisada.</text:p>
        </text:list-item>
      </text:list>
      <text:p text:style-name="P10"/>
      <text:list xml:id="list183303863514221" text:continue-numbering="true" text:style-name="WW8Num1">
        <text:list-item>
          <text:p text:style-name="P5">AvisJugador[MAX_JUGADORS]: Un semafor per cada jugador, per que la banca pugui avisar al jugador indicat si la aposta ha estat aceptada, rebutjada i quan comença la jugada.</text:p>
        </text:list-item>
      </text:list>
      <text:p text:style-name="Standard"/>
      <text:list xml:id="list183304112962360" text:continue-numbering="true" text:style-name="WW8Num1">
        <text:list-item>
          <text:p text:style-name="P5">BollaMov: Semafor que fa servir la banca per posar la bolla en moviment.</text:p>
        </text:list-item>
      </text:list>
      <text:p text:style-name="Standard"/>
      <text:list xml:id="list183304235294072" text:continue-numbering="true" text:style-name="WW8Num1">
        <text:list-item>
          <text:p text:style-name="P5">IniTemps: Semafor que fa servir la banca per inicialitzar (començar) l’espai temporal que controla el proces Temps.</text:p>
        </text:list-item>
      </text:list>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 PSEUDOCODI :-</text:p>
      <text:p text:style-name="P3"/>
      <text:p text:style-name="Standard">Ruleta_Gestio</text:p>
      <text:p text:style-name="Standard"><text:tab/>inicialitzacions</text:p>
      <text:p text:style-name="Standard"><text:tab/>crear bolla</text:p>
      <text:p text:style-name="Standard"><text:tab/>crear temps</text:p>
      <text:p text:style-name="Standard"><text:tab/>crear jugador</text:p>
      <text:p text:style-name="Standard"><text:tab/>crear banca</text:p>
      <text:p text:style-name="Standard"><text:tab/>fi = fals</text:p>
      <text:p text:style-name="Standard"><text:tab/>mentres (no fi)</text:p>
      <text:p text:style-name="Standard"><text:tab/><text:tab/>imprimir menu</text:p>
      <text:p text:style-name="Standard"><text:tab/><text:tab/>esperar opcio</text:p>
      <text:p text:style-name="Standard"><text:tab/><text:tab/>cas</text:p>
      <text:p text:style-name="Standard"><text:tab/><text:tab/><text:tab/>e: imprimir estat ruleta</text:p>
      <text:p text:style-name="Standard"><text:tab/><text:tab/><text:tab/>+: crear jugador</text:p>
      <text:p text:style-name="Standard"><text:tab/><text:tab/><text:tab/>-: eliminar jugador</text:p>
      <text:p text:style-name="Standard"><text:tab/><text:tab/><text:tab/>f: fi ruleta</text:p>
      <text:p text:style-name="Standard"><text:tab/><text:tab/>fcas</text:p>
      <text:p text:style-name="Standard"><text:tab/>fmentres</text:p>
      <text:p text:style-name="Standard">fRuleta_Gestio</text:p>
      <text:p text:style-name="Standard"/>
      <text:p text:style-name="Standard">Bolla</text:p>
      <text:p text:style-name="Standard"><text:tab/>inicialitzacions</text:p>
      <text:p text:style-name="Standard"><text:tab/>mentres (veritat)</text:p>
      <text:p text:style-name="Standard"><text:tab/><text:tab/>si (RC.acabar)</text:p>
      <text:p text:style-name="Standard"><text:tab/><text:tab/><text:tab/>finalitzar()</text:p>
      <text:p text:style-name="Standard"><text:tab/><text:tab/>fsi</text:p>
      <text:p text:style-name="Standard"><text:tab/><text:tab/>// Esperam que la banca posi la bolla en marxa</text:p>
      <text:p text:style-name="Standard"><text:tab/><text:tab/>bollaMov.wait();</text:p>
      <text:p text:style-name="Standard"><text:tab/><text:tab/>per I=1 fins 2 <text:tab/><text:tab/>//La bolla tindra esperas de 1 i 2 segong</text:p>
      <text:p text:style-name="Standard"><text:tab/><text:tab/><text:tab/><text:span text:style-name="T3">per J=1 fins CANVIS_SEG</text:span></text:p>
      <text:p text:style-name="P6"><text:tab/><text:tab/><text:tab/><text:tab/>espera(SEGON*I)</text:p>
      <text:p text:style-name="P6"><text:tab/><text:tab/><text:tab/><text:tab/>RC.seccEnt();</text:p>
      <text:p text:style-name="Standard"><text:span text:style-name="T3"><text:tab/><text:tab/><text:tab/><text:tab/>c</text:span>anvia valor bolla</text:p>
      <text:p text:style-name="Standard"><text:tab/><text:tab/><text:tab/><text:tab/><text:span text:style-name="T3">RC.seccSal();</text:span></text:p>
      <text:p text:style-name="P6"><text:tab/><text:tab/><text:tab/>fper</text:p>
      <text:p text:style-name="P6"><text:tab/><text:tab/>fper</text:p>
      <text:p text:style-name="Standard"><text:span text:style-name="T3"><text:tab/><text:tab/></text:span>// Avisam a la banca que la bolla esta aturada</text:p>
      <text:p text:style-name="Standard"><text:tab/><text:tab/>avisBanca.signal();</text:p>
      <text:p text:style-name="Standard"><text:tab/>fmentres</text:p>
      <text:p text:style-name="Standard">fBolla</text:p>
      <text:p text:style-name="Standard"/>
      <text:p text:style-name="Standard">Temps</text:p>
      <text:p text:style-name="Standard"><text:tab/>inicialitzacions</text:p>
      <text:p text:style-name="Standard"><text:tab/>mentres (veritat)</text:p>
      <text:p text:style-name="Standard"><text:tab/><text:tab/>si (RC.acabar)</text:p>
      <text:p text:style-name="Standard"><text:tab/><text:tab/><text:tab/>finalitzar()</text:p>
      <text:p text:style-name="Standard"><text:tab/><text:tab/>fsi</text:p>
      <text:p text:style-name="Standard"><text:soft-page-break/><text:tab/><text:tab/>// Esperam que la banca posi el temps en marxa</text:p>
      <text:p text:style-name="Standard"><text:tab/><text:tab/>iniTemps.wait();</text:p>
      <text:p text:style-name="Standard"><text:tab/><text:tab/>espera(ESPAI_TEMPORAL);</text:p>
      <text:p text:style-name="Standard"><text:tab/><text:tab/>// Avisam a la banca que el espai temporal ha finalitzat</text:p>
      <text:p text:style-name="Standard"><text:tab/><text:tab/>avisBanca.signal();</text:p>
      <text:p text:style-name="Standard"><text:tab/>fmentres</text:p>
      <text:p text:style-name="Standard">fTemps</text:p>
      <text:p text:style-name="Standard"/>
      <text:p text:style-name="Standard">Jugador</text:p>
      <text:p text:style-name="Standard"><text:tab/>inicialitzacions</text:p>
      <text:p text:style-name="Standard"><text:tab/>mentres (veritat)</text:p>
      <text:p text:style-name="Standard"><text:tab/><text:tab/>// El jugador finalitzara en cas</text:p>
      <text:p text:style-name="Standard"><text:tab/><text:tab/><text:tab/>// 1.- El joc ha finalitzat</text:p>
      <text:p text:style-name="Standard"><text:tab/><text:tab/>si (RC.acabar)</text:p>
      <text:p text:style-name="Standard"><text:tab/><text:tab/><text:tab/>finalitzar()</text:p>
      <text:p text:style-name="Standard"><text:tab/><text:tab/>fsi</text:p>
      <text:p text:style-name="Standard"><text:tab/><text:tab/><text:tab/>// 2.- Han eliminat al jugador</text:p>
      <text:p text:style-name="Standard"><text:tab/><text:tab/>RC.seccEnt();</text:p>
      <text:p text:style-name="Standard"><text:tab/><text:tab/>si <text:s/>(llista morts conte a jugador)</text:p>
      <text:p text:style-name="Standard"><text:tab/><text:tab/><text:tab/>eliminar jugador de llista morts</text:p>
      <text:p text:style-name="Standard"><text:tab/><text:tab/><text:tab/>RC.seccSal();</text:p>
      <text:p text:style-name="Standard"><text:tab/><text:tab/><text:tab/>finalitzar();</text:p>
      <text:p text:style-name="Standard"><text:tab/><text:tab/>fsi</text:p>
      <text:p text:style-name="Standard"><text:tab/><text:tab/>RC.seccSal();</text:p>
      <text:p text:style-name="Standard"><text:tab/><text:tab/>espera(TENIR_GANES_JUGAR);</text:p>
      <text:p text:style-name="Standard"><text:tab/><text:tab/>aposta = genera_aposta();<text:tab/>// El jugador sempre te $ per fer apostas</text:p>
      <text:p text:style-name="Standard"><text:tab/><text:tab/>RC.seccEnt();</text:p>
      <text:p text:style-name="Standard"><text:tab/><text:tab/>afegir llista apostas pendents(aposta);</text:p>
      <text:p text:style-name="Standard"><text:tab/><text:tab/>RC.seccSal();</text:p>
      <text:p text:style-name="Standard"><text:tab/><text:tab/>// Avisam a la banca de que hem fet una aposta</text:p>
      <text:p text:style-name="Standard"><text:tab/><text:tab/>avisBanca.signal();</text:p>
      <text:p text:style-name="Standard"><text:tab/><text:tab/>// El jugador “i” espera la resposta de la banca</text:p>
      <text:p text:style-name="Standard"><text:tab/><text:tab/>avisJugador(identificador).wait();</text:p>
      <text:p text:style-name="Standard"><text:tab/><text:tab/>RC.seccEnt();</text:p>
      <text:p text:style-name="Standard"><text:tab/><text:tab/>si (llista apostas aceptades conte aposta)</text:p>
      <text:p text:style-name="Standard"><text:tab/><text:tab/><text:tab/>RC.seccSal();</text:p>
      <text:p text:style-name="Standard"><text:tab/><text:tab/><text:tab/>// El jugador “i” espera a que la jugada se posi en marxa</text:p>
      <text:p text:style-name="Standard"><text:tab/><text:tab/><text:tab/>avisJugador(identificador).wait();</text:p>
      <text:p text:style-name="Standard"><text:tab/><text:tab/><text:tab/>RC.seccEnt();</text:p>
      <text:p text:style-name="Standard"><text:tab/><text:tab/><text:tab/>mentres (no fi jugada)</text:p>
      <text:p text:style-name="Standard"><text:tab/><text:tab/><text:tab/><text:tab/>RC.seccSal();</text:p>
      <text:p text:style-name="Standard"><text:tab/><text:tab/><text:tab/><text:tab/>espera(TEMPS_MIRAR)</text:p>
      <text:p text:style-name="Standard"><text:tab/><text:tab/><text:tab/><text:tab/>mirar valor bolla</text:p>
      <text:p text:style-name="Standard"><text:tab/><text:tab/><text:tab/><text:tab/>RC.seccEnt();</text:p>
      <text:p text:style-name="Standard"><text:tab/><text:tab/><text:tab/>fmentres</text:p>
      <text:p text:style-name="Standard"><text:tab/><text:tab/><text:tab/>mirar valor guanyador</text:p>
      <text:p text:style-name="Standard"><text:tab/><text:tab/>sino</text:p>
      <text:p text:style-name="Standard"><text:tab/><text:tab/><text:tab/>aposta ha estat rebutjada</text:p>
      <text:p text:style-name="Standard"><text:tab/><text:tab/>fsi</text:p>
      <text:p text:style-name="Standard"><text:tab/><text:tab/>RC.seccSal();</text:p>
      <text:p text:style-name="Standard"><text:soft-page-break/><text:tab/>fmentres</text:p>
      <text:p text:style-name="Standard">fJugador</text:p>
      <text:p text:style-name="Standard">Banca</text:p>
      <text:p text:style-name="Standard"><text:tab/>inicialitzacions</text:p>
      <text:p text:style-name="Standard"><text:tab/>mentres (veritat)</text:p>
      <text:p text:style-name="Standard"><text:tab/><text:tab/>si (RC.acabar)</text:p>
      <text:p text:style-name="Standard"><text:tab/><text:tab/><text:tab/>finalitzar()</text:p>
      <text:p text:style-name="Standard"><text:tab/><text:tab/>fsi</text:p>
      <text:p text:style-name="Standard"><text:tab/><text:tab/>// Inicialitzam el espai temporal d’aceptacio d’apostas</text:p>
      <text:p text:style-name="Standard"><text:tab/><text:tab/>iniTemps.signal();</text:p>
      <text:p text:style-name="Standard"><text:tab/><text:tab/>RC.seccEnt();</text:p>
      <text:p text:style-name="Standard"><text:tab/><text:tab/>mentres (no jugada marxa)</text:p>
      <text:p text:style-name="Standard"><text:tab/><text:tab/><text:tab/>RC.seccSal();</text:p>
      <text:p text:style-name="Standard"><text:tab/><text:tab/><text:tab/>// Esperam per una aposta o finalitzi el temps d’aceptacio</text:p>
      <text:p text:style-name="Standard"><text:tab/><text:tab/><text:tab/>avisBanca.wait();</text:p>
      <text:p text:style-name="Standard"><text:tab/><text:tab/><text:tab/>RC.seccEnt();</text:p>
      <text:p text:style-name="Standard"><text:tab/><text:tab/><text:tab/>si (llista apostas pendents es buida)</text:p>
      <text:p text:style-name="Standard"><text:tab/><text:tab/><text:tab/><text:tab/>// La señal rebuda era que ha finalitzat el temps</text:p>
      <text:p text:style-name="Standard"><text:tab/><text:tab/><text:tab/><text:tab/>jugada marxa = veritat</text:p>
      <text:p text:style-name="Standard"><text:tab/><text:tab/><text:tab/><text:tab/>RC.seccSal();</text:p>
      <text:p text:style-name="Standard"><text:tab/><text:tab/><text:tab/>sino</text:p>
      <text:p text:style-name="Standard"><text:tab/><text:tab/><text:tab/><text:tab/>// La señal era d’un jugador que ha fet una aposta</text:p>
      <text:p text:style-name="Standard"><text:tab/><text:tab/><text:tab/><text:tab/>pasar aposta de pendents a aceptades</text:p>
      <text:p text:style-name="Standard"><text:tab/><text:tab/><text:tab/><text:tab/>RC.seccSal();</text:p>
      <text:p text:style-name="Standard"><text:tab/><text:tab/><text:tab/><text:tab/>// Avisam al jugador que la seva aposta ha estat aceptada</text:p>
      <text:p text:style-name="Standard"><text:tab/><text:tab/><text:tab/><text:tab/>avisJugador(aposta.jugador).signal();</text:p>
      <text:p text:style-name="Standard"><text:tab/><text:tab/><text:tab/>fsi</text:p>
      <text:p text:style-name="Standard"><text:tab/><text:tab/><text:tab/>RC.seccEnt();</text:p>
      <text:p text:style-name="Standard"><text:tab/><text:tab/>fmentres</text:p>
      <text:p text:style-name="Standard"><text:tab/><text:tab/>RC.seccSal();</text:p>
      <text:p text:style-name="Standard"><text:tab/><text:tab/>// Ara començam la jugada, posam la bolla en marxa i...</text:p>
      <text:p text:style-name="Standard"><text:tab/><text:tab/>// avisam als jugadors que tenen apostas aceptades...</text:p>
      <text:p text:style-name="Standard"><text:tab/><text:tab/>RC.seccEnt();</text:p>
      <text:p text:style-name="Standard"><text:tab/><text:tab/>recorrer llista aposta aceptades</text:p>
      <text:p text:style-name="Standard"><text:tab/><text:tab/><text:tab/>RC.seccSal();</text:p>
      <text:p text:style-name="Standard"><text:tab/><text:tab/><text:tab/>avisJugador(aposta.jugador).signal();</text:p>
      <text:p text:style-name="Standard"><text:tab/><text:tab/><text:tab/>RC.seccEnt();</text:p>
      <text:p text:style-name="Standard"><text:tab/><text:tab/>frecorrer<text:tab/></text:p>
      <text:p text:style-name="Standard"><text:tab/><text:tab/>RC.seccSal();</text:p>
      <text:p text:style-name="Standard"><text:tab/><text:tab/>bollaMov.signal();</text:p>
      <text:p text:style-name="Standard"><text:tab/><text:tab/>RC.seccEnt();</text:p>
      <text:p text:style-name="Standard"><text:tab/><text:tab/>mentres (jugada marxa)</text:p>
      <text:p text:style-name="Standard"><text:tab/><text:tab/><text:tab/>RC.seccSal();</text:p>
      <text:p text:style-name="Standard"><text:tab/><text:tab/><text:tab/>// Esperam apostes que seran rebutjades mentres la jugada <text:s/>marxa</text:p>
      <text:p text:style-name="Standard"><text:tab/><text:tab/><text:tab/>// O la bolla s’aturi</text:p>
      <text:p text:style-name="Standard"><text:tab/><text:tab/><text:tab/>avisBanca.wait();</text:p>
      <text:p text:style-name="Standard"><text:tab/><text:tab/><text:tab/>RC.seccEnt();</text:p>
      <text:p text:style-name="Standard"><text:tab/><text:tab/><text:tab/>si (llista apostas pendents es buida)</text:p>
      <text:p text:style-name="Standard"><text:tab/><text:tab/><text:tab/><text:tab/>// La señal rebuda era que ha bolla s’aturat</text:p>
      <text:p text:style-name="Standard"><text:tab/><text:tab/><text:tab/><text:tab/>jugada marxa = fals</text:p>
      <text:p text:style-name="Standard"><text:soft-page-break/><text:tab/><text:tab/><text:tab/><text:tab/>RC.seccSal();</text:p>
      <text:p text:style-name="Standard"><text:tab/><text:tab/><text:tab/>sino</text:p>
      <text:p text:style-name="Standard"><text:tab/><text:tab/><text:tab/><text:tab/>// La señal era d’un jugador que ha fet una aposta </text:p>
      <text:p text:style-name="Standard"><text:tab/><text:tab/><text:tab/><text:tab/>elimar aposta de pendents</text:p>
      <text:p text:style-name="Standard"><text:tab/><text:tab/><text:tab/><text:tab/>RC.seccSal();</text:p>
      <text:p text:style-name="Standard"><text:tab/><text:tab/><text:tab/><text:tab/>// Avisam al jugador que la seva aposta ha estat rebutjada</text:p>
      <text:p text:style-name="Standard"><text:tab/><text:tab/><text:tab/><text:tab/>avisJugador(aposta.jugador).signal();</text:p>
      <text:p text:style-name="Standard"><text:tab/><text:tab/><text:tab/>fsi</text:p>
      <text:p text:style-name="Standard"><text:tab/><text:tab/><text:tab/>RC.seccEnt();</text:p>
      <text:p text:style-name="Standard"><text:tab/><text:tab/>fmentres</text:p>
      <text:p text:style-name="Standard"><text:tab/><text:tab/>RC.seccSal();</text:p>
      <text:p text:style-name="Standard"><text:tab/><text:tab/>// Ara miram el nombre guanyador i els jugadors agraciats :P</text:p>
      <text:p text:style-name="Standard"><text:tab/><text:tab/>RC.seccEnt();</text:p>
      <text:p text:style-name="Standard"><text:tab/><text:tab/>recorrer llista aposta aceptades</text:p>
      <text:p text:style-name="Standard"><text:tab/><text:tab/><text:tab/>si (aposta.numero == nombre guanyador)</text:p>
      <text:p text:style-name="Standard"><text:tab/><text:tab/><text:tab/><text:tab/>// El jugador guanya i li hem de pagar el doble d l’aposta</text:p>
      <text:p text:style-name="Standard"><text:tab/><text:tab/><text:tab/><text:tab/>nFitxasBanca = nFitxasBanca – 2*aposta.fitxas</text:p>
      <text:p text:style-name="Standard"><text:tab/><text:tab/><text:tab/>sino</text:p>
      <text:p text:style-name="Standard"><text:tab/><text:tab/><text:tab/><text:tab/>// La banca se queda las fitxas de la aposta</text:p>
      <text:p text:style-name="Standard"><text:tab/><text:tab/><text:tab/><text:tab/>nFitxasBanca = nFitxasBanca + aposta.fitxas</text:p>
      <text:p text:style-name="Standard"><text:tab/><text:tab/><text:tab/>fsi</text:p>
      <text:p text:style-name="P6"><text:tab/><text:tab/>frecorrer<text:tab/></text:p>
      <text:p text:style-name="Standard"><text:span text:style-name="T3"><text:tab/><text:tab/></text:span>// Miram si la banca ha saltat</text:p>
      <text:p text:style-name="Standard"><text:tab/><text:tab/>si (nFitxasBanca &lt;= 0)</text:p>
      <text:p text:style-name="Standard"><text:tab/><text:tab/><text:tab/>// La banca ha saltat</text:p>
      <text:p text:style-name="Standard"><text:tab/><text:tab/><text:tab/>continuar = false;</text:p>
      <text:p text:style-name="Standard"><text:tab/><text:tab/><text:tab/>finalitzar();</text:p>
      <text:p text:style-name="Standard"><text:tab/><text:tab/>sino</text:p>
      <text:p text:style-name="Standard"><text:tab/><text:tab/><text:tab/>// Eliminam totes les apostes per començar la prox. Jugada</text:p>
      <text:p text:style-name="Standard"><text:tab/><text:tab/><text:tab/>eliminar totes apostes aceptades</text:p>
      <text:p text:style-name="Standard"><text:tab/><text:tab/>fsi</text:p>
      <text:p text:style-name="Standard"><text:tab/><text:tab/>RC.seccSal();</text:p>
      <text:p text:style-name="Standard"><text:tab/>fmentres</text:p>
      <text:p text:style-name="Standard">fBanc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 CODI JAVA :-</text:p>
      <text:p text:style-name="P4"/>
      <text:p text:style-name="Standard">------------------------------------------------def.java------------------------------------------------</text:p>
      <text:p text:style-name="P8">import java.util.*;</text:p>
      <text:p text:style-name="P8"/>
      <text:p text:style-name="P7">/**</text:p>
      <text:p text:style-name="P7"><text:s/>* Definició de les constants i semafors.</text:p>
      <text:p text:style-name="Standard"><text:span text:style-name="T5"><text:s/></text:span><text:span text:style-name="T6">*/</text:span></text:p>
      <text:p text:style-name="P8"><text:s/></text:p>
      <text:p text:style-name="P8">public <text:s/>class def{</text:p>
      <text:p text:style-name="P8"><text:tab/></text:p>
      <text:p text:style-name="P8"><text:s text:c="3"/>public static final int NUM_RULETA = 38;</text:p>
      <text:p text:style-name="P8"><text:s text:c="3"/>public static final int FITXAS_JUG = 50;</text:p>
      <text:p text:style-name="P8"><text:s text:c="3"/>public static final int T_ACEPTACIO = 7;</text:p>
      <text:p text:style-name="P8"><text:s text:c="3"/>public static final int CANVIS_SEG[] = {8, 3};</text:p>
      <text:p text:style-name="P8"><text:s text:c="3"/>public static final int SEGON = 1000;</text:p>
      <text:p text:style-name="P8"/>
      <text:p text:style-name="Standard"><text:span text:style-name="T6"><text:s text:c="3"/></text:span><text:span text:style-name="T5">// Un semafor comú per avisar a la Banca</text:span></text:p>
      <text:p text:style-name="Standard"><text:span text:style-name="T5"><text:s text:c="3"/></text:span><text:span text:style-name="T6">public static final semafor avisBanca = new semafor(0);</text:span></text:p>
      <text:p text:style-name="Standard"><text:span text:style-name="T6"><text:s text:c="3"/></text:span><text:span text:style-name="T5">// Un semafor per a cada jugador personalitzat</text:span></text:p>
      <text:p text:style-name="P7"><text:s text:c="3"/>public static final Vector avisJugador = new Vector();</text:p>
      <text:p text:style-name="P7"><text:s text:c="3"/>// Per posar a la bolla en moviment</text:p>
      <text:p text:style-name="Standard"><text:span text:style-name="T5"><text:s text:c="3"/></text:span><text:span text:style-name="T6">public static final semafor bollaMov = new semafor(0);</text:span></text:p>
      <text:p text:style-name="Standard"><text:span text:style-name="T6"><text:s text:c="3"/></text:span><text:span text:style-name="T5">// Per que el proceses q controla el temps, inici l'espai temporal</text:span></text:p>
      <text:p text:style-name="Standard"><text:span text:style-name="T5"><text:s text:c="3"/></text:span><text:span text:style-name="T6">public static final semafor iniTemps = new semafor(0);</text:span></text:p>
      <text:p text:style-name="P8"><text:tab/></text:p>
      <text:p text:style-name="P7">}</text:p>
      <text:p text:style-name="P7"/>
      <text:p text:style-name="Standard">---------------------------------------------aposta.java-----------------------------------------------</text:p>
      <text:p text:style-name="P8">public class aposta {</text:p>
      <text:p text:style-name="P8"><text:s text:c="3"/></text:p>
      <text:p text:style-name="Standard"><text:span text:style-name="T6"><text:s text:c="3"/></text:span><text:span text:style-name="T5">private int jugador;</text:span></text:p>
      <text:p text:style-name="P7"><text:s text:c="3"/>private int nFichas;</text:p>
      <text:p text:style-name="P7"><text:s text:c="3"/>private int numero;</text:p>
      <text:p text:style-name="P7"/>
      <text:p text:style-name="P7"><text:s text:c="4"/>//********************************************************************************</text:p>
      <text:p text:style-name="P7"><text:s text:c="4"/>//********************************************************************************</text:p>
      <text:p text:style-name="P8"><text:s text:c="4"/>public aposta(int jug, int nFi, int num) {</text:p>
      <text:p text:style-name="Standard"><text:span text:style-name="T6"><text:s text:c="6"/></text:span><text:span text:style-name="T5">jugador = jug;</text:span></text:p>
      <text:p text:style-name="P7"><text:s text:c="6"/>nFichas = nFi;</text:p>
      <text:p text:style-name="P7"><text:s text:c="6"/>numero = num;</text:p>
      <text:p text:style-name="P7"><text:s text:c="4"/>}</text:p>
      <text:p text:style-name="P7"/>
      <text:p text:style-name="P7"><text:s text:c="3"/>//*************************************************************</text:p>
      <text:p text:style-name="P7"><text:s text:c="3"/>//*************************************************************</text:p>
      <text:p text:style-name="P7"><text:s text:c="3"/>public void escriure()</text:p>
      <text:p text:style-name="P7"><text:s text:c="3"/>{</text:p>
      <text:p text:style-name="P7"><text:s text:c="6"/>String valor = new String("El jugador "+jugador+" fa una aposta de "+nFichas+" fitxas al nombre "+numero+".");</text:p>
      <text:p text:style-name="P7"/>
      <text:p text:style-name="P7"><text:s text:c="6"/>System.out.println(valor);</text:p>
      <text:p text:style-name="P7"><text:s text:c="3"/>}</text:p>
      <text:p text:style-name="P7"/>
      <text:p text:style-name="Standard"><text:span text:style-name="T5"><text:s text:c="3"/></text:span><text:span text:style-name="T6">public int num() {</text:span></text:p>
      <text:p text:style-name="P8"><text:s text:c="6"/>return(numero);</text:p>
      <text:p text:style-name="P8"><text:s text:c="3"/>}</text:p>
      <text:p text:style-name="P8"/>
      <text:p text:style-name="P8"><text:s text:c="3"/>public int jug() {</text:p>
      <text:p text:style-name="P8"><text:s text:c="6"/>return(jugador);</text:p>
      <text:p text:style-name="P8"><text:s text:c="3"/>}</text:p>
      <text:p text:style-name="P8"/>
      <text:p text:style-name="P8"><text:s text:c="3"/>public int nfi() {</text:p>
      <text:p text:style-name="Standard"><text:span text:style-name="T6"><text:s text:c="6"/></text:span><text:span text:style-name="T5">return(nFichas);</text:span></text:p>
      <text:p text:style-name="P7"><text:s text:c="3"/>}</text:p>
      <text:p text:style-name="P7"/>
      <text:p text:style-name="P7">}</text:p>
      <text:p text:style-name="P7"/>
      <text:p text:style-name="P6">-------------------------------------------regioCritica.java-------------------------------------------</text:p>
      <text:p text:style-name="P8">import java.lang.*;</text:p>
      <text:p text:style-name="P8">import java.util.*;</text:p>
      <text:p text:style-name="P8"/>
      <text:p text:style-name="P7">/**</text:p>
      <text:p text:style-name="P7"><text:s/>* Classe estàtica que implementa la regió crítica sobre</text:p>
      <text:p text:style-name="P7"><text:soft-page-break/><text:s/>* la que actuen tant la banca, els jugadors com la bolla.</text:p>
      <text:p text:style-name="Standard"><text:span text:style-name="T5"><text:s/></text:span><text:span text:style-name="T6">*/</text:span></text:p>
      <text:p text:style-name="P8">public <text:s/>class regioCritica {</text:p>
      <text:p text:style-name="P8"><text:tab/></text:p>
      <text:p text:style-name="Standard"><text:span text:style-name="T6"><text:tab/></text:span><text:span text:style-name="T5">/**</text:span></text:p>
      <text:p text:style-name="P7"><text:tab/> * L'estat del sistema es compon de les següents variables</text:p>
      <text:p text:style-name="Standard"><text:span text:style-name="T5"><text:tab/> </text:span><text:span text:style-name="T6">*/</text:span></text:p>
      <text:p text:style-name="P8"><text:tab/>public static int bolla = 0;</text:p>
      <text:p text:style-name="P8"><text:tab/>public static boolean jugadaMarxa = false;</text:p>
      <text:p text:style-name="P8"><text:tab/>public static int nFitxasBanca = 2*def.FITXAS_JUG;</text:p>
      <text:p text:style-name="P8"><text:tab/>// i per emmagatzemar les apostes tant aceptades com pendents...</text:p>
      <text:p text:style-name="P8"><text:tab/>public static Vector aceptades = new Vector();</text:p>
      <text:p text:style-name="P8"><text:tab/>public static Vector pendents = new Vector();</text:p>
      <text:p text:style-name="Standard"><text:span text:style-name="T6"><text:tab/></text:span><text:span text:style-name="T5">// i per indicar tambe els jugadors q han mort,</text:span></text:p>
      <text:p text:style-name="P7"><text:tab/>// ells mateixos en completar una jugada se suicidaran :P</text:p>
      <text:p text:style-name="Standard"><text:span text:style-name="T5"><text:tab/></text:span><text:span text:style-name="T6">public static Vector morts = new Vector();</text:span></text:p>
      <text:p text:style-name="P8"><text:tab/></text:p>
      <text:p text:style-name="Standard"><text:span text:style-name="T6"><text:tab/></text:span><text:span text:style-name="T5">/**</text:span></text:p>
      <text:p text:style-name="P7"><text:tab/> * Variable per notificar a cada procés si ha d'acabar-se</text:p>
      <text:p text:style-name="Standard"><text:span text:style-name="T5"><text:tab/> </text:span><text:span text:style-name="T6">*/</text:span></text:p>
      <text:p text:style-name="P8"><text:tab/>private static boolean acaba = false;</text:p>
      <text:p text:style-name="P8"><text:tab/></text:p>
      <text:p text:style-name="Standard"><text:span text:style-name="T6"><text:tab/></text:span><text:span text:style-name="T5">/**</text:span></text:p>
      <text:p text:style-name="P7"><text:tab/> * semafor per establir l'accés exclusiu a la regió crítica.</text:p>
      <text:p text:style-name="Standard"><text:span text:style-name="T5"><text:tab/> </text:span><text:span text:style-name="T6">*/</text:span></text:p>
      <text:p text:style-name="P8"><text:tab/>private static semafor mutex = new semafor(1);</text:p>
      <text:p text:style-name="P8"><text:tab/></text:p>
      <text:p text:style-name="P8"><text:tab/></text:p>
      <text:p text:style-name="Standard"><text:span text:style-name="T6"><text:tab/></text:span><text:span text:style-name="T5">/**</text:span></text:p>
      <text:p text:style-name="P7"><text:tab/> * Aquest mètode és invocat quan els jugadors, bolla i banca</text:p>
      <text:p text:style-name="Standard"><text:span text:style-name="T5"><text:tab/> </text:span><text:span text:style-name="T6">* han d'acabar.</text:span></text:p>
      <text:p text:style-name="P8"><text:tab/> */</text:p>
      <text:p text:style-name="P8"><text:tab/>public static synchronized void finalitzar() {</text:p>
      <text:p text:style-name="Standard"><text:span text:style-name="T6"><text:tab/><text:tab/></text:span><text:span text:style-name="T5">acaba = true;</text:span></text:p>
      <text:p text:style-name="P7"><text:tab/>}</text:p>
      <text:p text:style-name="P7"><text:tab/></text:p>
      <text:p text:style-name="P7"><text:tab/>/**</text:p>
      <text:p text:style-name="P7"><text:tab/> * Mètode que fa saber als processos si han d'acabar o no.</text:p>
      <text:p text:style-name="Standard"><text:span text:style-name="T5"><text:tab/> </text:span><text:span text:style-name="T6">*/</text:span></text:p>
      <text:p text:style-name="P8"><text:tab/>public static synchronized boolean acabar() {</text:p>
      <text:p text:style-name="Standard"><text:span text:style-name="T6"><text:tab/><text:tab/></text:span><text:span text:style-name="T5">return acaba;</text:span></text:p>
      <text:p text:style-name="P7"><text:tab/>}</text:p>
      <text:p text:style-name="P7"><text:tab/></text:p>
      <text:p text:style-name="P7"><text:tab/>/**</text:p>
      <text:p text:style-name="P7"><text:tab/> * Mecanisme per assegurar-se l'accés exclusiu a la regió crítica.</text:p>
      <text:p text:style-name="P7"><text:tab/> * Utilitza un semàfor mutex per establir el bloqueig.</text:p>
      <text:p text:style-name="Standard"><text:span text:style-name="T5"><text:tab/> </text:span><text:span text:style-name="T6">*/</text:span></text:p>
      <text:p text:style-name="P8"><text:tab/>public static void seccEnt() {</text:p>
      <text:p text:style-name="Standard"><text:span text:style-name="T6"><text:tab/><text:tab/></text:span><text:span text:style-name="T5">mutex.w();</text:span></text:p>
      <text:p text:style-name="P7"><text:tab/>}</text:p>
      <text:p text:style-name="P7"><text:tab/></text:p>
      <text:p text:style-name="P7"><text:tab/>/**</text:p>
      <text:p text:style-name="P7"><text:tab/> * Sortida de la regió crítica.</text:p>
      <text:p text:style-name="Standard"><text:span text:style-name="T5"><text:tab/> </text:span><text:span text:style-name="T6">*/</text:span></text:p>
      <text:p text:style-name="P8"><text:tab/>public static void seccSal() {</text:p>
      <text:p text:style-name="Standard"><text:span text:style-name="T6"><text:tab/><text:tab/></text:span><text:span text:style-name="T5">mutex.s();</text:span></text:p>
      <text:p text:style-name="P7"><text:tab/>}</text:p>
      <text:p text:style-name="P7"><text:tab/></text:p>
      <text:p text:style-name="P7">}</text:p>
      <text:p text:style-name="Standard"/>
      <text:p text:style-name="P6">------------------------------------------------ruleta.java---------------------------------------------</text:p>
      <text:p text:style-name="P8">import java.lang.*;</text:p>
      <text:p text:style-name="P8">import java.util.*;</text:p>
      <text:p text:style-name="P8">import java.io.*;</text:p>
      <text:p text:style-name="P8"/>
      <text:p text:style-name="P7">/**</text:p>
      <text:p text:style-name="P7"><text:s/>* Classe principal.</text:p>
      <text:p text:style-name="P7"><text:s/>* </text:p>
      <text:p text:style-name="P7"><text:s/>* Representa la ruleta del joc i la seva Gestio...</text:p>
      <text:p text:style-name="P7"><text:s/>*/</text:p>
      <text:p text:style-name="P7">class ruleta{</text:p>
      <text:p text:style-name="P7"/>
      <text:p text:style-name="P7"><text:tab/>// continuar indica si s'ha d'acabar o no.</text:p>
      <text:p text:style-name="P7"><text:tab/>// la faig publica perq si la banca salta pot</text:p>
      <text:p text:style-name="P7"><text:tab/>// aturar la ruleta i acabar el joc.. :(<text:tab/></text:p>
      <text:p text:style-name="Standard"><text:soft-page-break/><text:span text:style-name="T5"><text:tab/></text:span><text:span text:style-name="T6">public static boolean continuar = true;</text:span></text:p>
      <text:p text:style-name="P8"><text:tab/></text:p>
      <text:p text:style-name="P8"/>
      <text:p text:style-name="P8"><text:tab/>public static void <text:s/>main (String [] args) {</text:p>
      <text:p text:style-name="P8"/>
      <text:p text:style-name="P8"><text:tab/><text:tab/>// Vector a on tindrem els jugadors...</text:p>
      <text:p text:style-name="P8"><text:tab/><text:tab/>Vector JUG = new Vector();</text:p>
      <text:p text:style-name="P8"><text:tab/><text:tab/>int darrerMort = -1;</text:p>
      <text:p text:style-name="P8"><text:tab/><text:tab/></text:p>
      <text:p text:style-name="P8"><text:tab/><text:tab/>/**</text:p>
      <text:p text:style-name="P8"><text:tab/><text:tab/> * Creació dels objecte bolla, banca, temps i 1 jugador amb el seu semafor associat</text:p>
      <text:p text:style-name="Standard"><text:span text:style-name="T6"><text:tab/><text:tab/> </text:span><text:span text:style-name="T5">*/</text:span></text:p>
      <text:p text:style-name="P7"><text:tab/><text:tab/>bolla bola = new bolla();</text:p>
      <text:p text:style-name="P7"><text:tab/><text:tab/>banca banc = new banca();</text:p>
      <text:p text:style-name="Standard"><text:span text:style-name="T5"><text:tab/><text:tab/></text:span><text:span text:style-name="T6">temps t = new temps();</text:span></text:p>
      <text:p text:style-name="P8"><text:tab/><text:tab/>JUG.add(new jugador(JUG.size()));</text:p>
      <text:p text:style-name="P8"><text:tab/><text:tab/>def.avisJugador.add(new semafor(0));</text:p>
      <text:p text:style-name="P8"><text:tab/><text:tab/></text:p>
      <text:p text:style-name="Standard"><text:span text:style-name="T6"><text:tab/><text:tab/></text:span><text:span text:style-name="T5">/**</text:span></text:p>
      <text:p text:style-name="P7"><text:tab/><text:tab/> * variables per llegir del teclat.</text:p>
      <text:p text:style-name="Standard"><text:span text:style-name="T5"><text:tab/><text:tab/> </text:span><text:span text:style-name="T6">*/</text:span></text:p>
      <text:p text:style-name="P8"><text:tab/><text:tab/>int opc_i;</text:p>
      <text:p text:style-name="Standard"><text:span text:style-name="T6"><text:tab/><text:tab/></text:span><text:span text:style-name="T5">char opc;</text:span></text:p>
      <text:p text:style-name="P7"><text:tab/><text:tab/></text:p>
      <text:p text:style-name="P7"><text:tab/><text:tab/>/**</text:p>
      <text:p text:style-name="P7"><text:tab/><text:tab/> * inici del funcionament de la bolla, banca, temps i 1 jugador</text:p>
      <text:p text:style-name="Standard"><text:span text:style-name="T5"><text:tab/><text:tab/> </text:span><text:span text:style-name="T6">*/</text:span></text:p>
      <text:p text:style-name="P8"><text:tab/><text:tab/>t.start();</text:p>
      <text:p text:style-name="P8"><text:tab/><text:tab/>bola.start();</text:p>
      <text:p text:style-name="P8"><text:tab/><text:tab/>banc.start();</text:p>
      <text:p text:style-name="P8"><text:tab/><text:tab/>((jugador)JUG.firstElement()).start();</text:p>
      <text:p text:style-name="P8"><text:tab/><text:tab/></text:p>
      <text:p text:style-name="Standard"><text:span text:style-name="T6"><text:tab/><text:tab/></text:span><text:span text:style-name="T5">/**</text:span></text:p>
      <text:p text:style-name="P7"><text:tab/><text:tab/> * Bucle principal. Es repeteix fins que l'usuari decideix acabar.</text:p>
      <text:p text:style-name="P7"><text:tab/><text:tab/> */</text:p>
      <text:p text:style-name="P7"><text:tab/><text:tab/>do {</text:p>
      <text:p text:style-name="P7"><text:tab/><text:tab/></text:p>
      <text:p text:style-name="P7"><text:tab/><text:tab/><text:tab/>/**</text:p>
      <text:p text:style-name="P7"><text:tab/><text:tab/><text:tab/> * Missatges amb les opcions disponibles.</text:p>
      <text:p text:style-name="P7"><text:tab/><text:tab/><text:tab/> *</text:p>
      <text:p text:style-name="P7"><text:tab/><text:tab/><text:tab/> * Evidentment la gestió de l'entrada i sortida és incorrecta.</text:p>
      <text:p text:style-name="P7"><text:tab/><text:tab/><text:tab/> * Per fer-ho ben fet s'hauria de gestionar de manera que no hi</text:p>
      <text:p text:style-name="P7"><text:tab/><text:tab/><text:tab/> * hagués dos processos escrivint al mateix temps.</text:p>
      <text:p text:style-name="Standard"><text:span text:style-name="T5"><text:tab/><text:tab/><text:tab/> </text:span><text:span text:style-name="T6">*/</text:span></text:p>
      <text:p text:style-name="P8"><text:tab/><text:tab/><text:tab/>System.out.println(" Opcions\n =======\n");</text:p>
      <text:p text:style-name="Standard"><text:span text:style-name="T6"><text:tab/><text:tab/><text:tab/>System.out.println(" +.- </text:span><text:span text:style-name="T5">Afegeix un jugador a la ruleta.");</text:span></text:p>
      <text:p text:style-name="Standard"><text:span text:style-name="T5"><text:tab/><text:tab/><text:tab/></text:span><text:span text:style-name="T6">System.out.println(" -.- </text:span><text:span text:style-name="T5">Lleva el darrer jugador a la ruleta.");</text:span></text:p>
      <text:p text:style-name="Standard"><text:span text:style-name="T5"><text:tab/><text:tab/><text:tab/></text:span><text:span text:style-name="T6">System.out.println(" E.- Estat ruleta (taula i sistema).");</text:span></text:p>
      <text:p text:style-name="P8"><text:tab/><text:tab/><text:tab/>System.out.println(" S.- Acabar.\n");</text:p>
      <text:p text:style-name="P8"><text:tab/><text:tab/><text:tab/>System.out.print <text:s/>(" ==&gt; ");</text:p>
      <text:p text:style-name="P8"><text:tab/><text:tab/><text:tab/></text:p>
      <text:p text:style-name="Standard"><text:span text:style-name="T6"><text:tab/><text:tab/><text:tab/></text:span><text:span text:style-name="T5">/**</text:span></text:p>
      <text:p text:style-name="P7"><text:tab/><text:tab/><text:tab/> * Llegir del teclat</text:p>
      <text:p text:style-name="P7"><text:tab/><text:tab/><text:tab/> */</text:p>
      <text:p text:style-name="Standard"><text:span text:style-name="T5"><text:tab/><text:tab/><text:tab/></text:span><text:span text:style-name="T6">try {</text:span></text:p>
      <text:p text:style-name="P8"><text:tab/><text:tab/><text:tab/><text:tab/>opc_i = System.in.read();</text:p>
      <text:p text:style-name="P8"><text:tab/><text:tab/><text:tab/><text:tab/>System.in.skip(System.in.available());</text:p>
      <text:p text:style-name="P8"><text:tab/><text:tab/><text:tab/>} catch (IOException e) {opc_i = 32;}</text:p>
      <text:p text:style-name="P8"><text:tab/><text:tab/><text:tab/></text:p>
      <text:p text:style-name="P8"><text:tab/><text:tab/><text:tab/>opc = (char)(opc_i);</text:p>
      <text:p text:style-name="P8"><text:tab/><text:tab/><text:tab/></text:p>
      <text:p text:style-name="Standard"><text:span text:style-name="T6"><text:tab/><text:tab/><text:tab/></text:span><text:span text:style-name="T5">/**</text:span></text:p>
      <text:p text:style-name="P7"><text:tab/><text:tab/><text:tab/> * Determinar quina ha estat l'opció desitjada</text:p>
      <text:p text:style-name="Standard"><text:span text:style-name="T5"><text:tab/><text:tab/><text:tab/> </text:span><text:span text:style-name="T6">*/</text:span></text:p>
      <text:p text:style-name="P8"><text:tab/><text:tab/><text:tab/>switch (Character.toLowerCase(opc) ) {</text:p>
      <text:p text:style-name="P8"><text:tab/><text:tab/><text:tab/><text:tab/>case 'e':</text:p>
      <text:p text:style-name="P8"><text:tab/><text:tab/><text:tab/><text:tab/> <text:s text:c="2"/>System.out.println("Nombre jugadors: "+JUG.size());</text:p>
      <text:p text:style-name="Standard"><text:span text:style-name="T6"><text:tab/><text:tab/><text:tab/><text:tab/> <text:s text:c="2"/></text:span><text:span text:style-name="T5">regioCritica.seccEnt();</text:span></text:p>
      <text:p text:style-name="P7"><text:tab/><text:tab/><text:tab/><text:tab/> <text:s text:c="4"/>System.out.println("Nombre Fitxas que te la banca: " + regioCritica.nFitxasBanca);</text:p>
      <text:p text:style-name="P7"><text:tab/><text:tab/><text:tab/><text:tab/> <text:s text:c="4"/>System.out.println("Jugada en Marxa: " + regioCritica.jugadaMarxa);</text:p>
      <text:p text:style-name="P7"><text:tab/><text:tab/><text:tab/><text:tab/> <text:s text:c="4"/>System.out.println("Nº Bolla: " + regioCritica.bolla);</text:p>
      <text:p text:style-name="P7"><text:tab/><text:tab/><text:tab/><text:tab/> <text:s text:c="4"/>System.out.println("Lista apostes aceptades..."+regioCritica.aceptades.size());</text:p>
      <text:p text:style-name="Standard"><text:span text:style-name="T5"><text:tab/><text:tab/><text:tab/><text:tab/> <text:s text:c="4"/></text:span><text:span text:style-name="T6">for (Enumeration e = regioCritica.aceptades.elements(); e.hasMoreElements(); ){</text:span></text:p>
      <text:p text:style-name="Standard"><text:span text:style-name="T6"><text:tab/><text:tab/><text:tab/><text:tab/> <text:s text:c="6"/></text:span><text:span text:style-name="T5">((aposta)e.nextElement()).escriure();</text:span></text:p>
      <text:p text:style-name="Standard"><text:span text:style-name="T5"><text:tab/><text:tab/><text:tab/><text:tab/> <text:s text:c="4"/></text:span><text:span text:style-name="T6">}</text:span></text:p>
      <text:p text:style-name="P8"><text:tab/><text:tab/><text:tab/><text:tab/> <text:s text:c="4"/>System.out.println("Lista apostes pendents..."+regioCritica.pendents.size());</text:p>
      <text:p text:style-name="P8"><text:soft-page-break/><text:s text:c="37"/>for (Enumeration e = regioCritica.pendents.elements(); e.hasMoreElements(); ){</text:p>
      <text:p text:style-name="Standard"><text:span text:style-name="T6"><text:tab/><text:tab/><text:tab/><text:tab/><text:tab/></text:span><text:span text:style-name="T5">((aposta)e.nextElement()).escriure();</text:span></text:p>
      <text:p text:style-name="Standard"><text:span text:style-name="T5"><text:tab/><text:tab/><text:tab/><text:tab/> <text:s text:c="4"/></text:span><text:span text:style-name="T6">}</text:span></text:p>
      <text:p text:style-name="P8"><text:tab/><text:tab/><text:tab/><text:tab/> <text:s text:c="2"/>regioCritica.seccSal();</text:p>
      <text:p text:style-name="P8"><text:tab/><text:tab/><text:tab/><text:tab/> <text:s text:c="2"/>break;</text:p>
      <text:p text:style-name="P8"><text:tab/><text:tab/><text:tab/><text:tab/>case '+':</text:p>
      <text:p text:style-name="P8"><text:tab/><text:tab/><text:tab/><text:tab/> <text:s text:c="2"/>regioCritica.seccEnt();</text:p>
      <text:p text:style-name="P8"><text:tab/><text:tab/><text:tab/><text:tab/> <text:s text:c="2"/>if (regioCritica.morts.size() == 0) {</text:p>
      <text:p text:style-name="Standard"><text:span text:style-name="T6"><text:s text:c="38"/></text:span><text:span text:style-name="T5">// Cream el jugador i el seu semafor</text:span></text:p>
      <text:p text:style-name="P7"><text:tab/><text:tab/><text:tab/> <text:s text:c="13"/>JUG.add(new jugador(JUG.size()));</text:p>
      <text:p text:style-name="P7"><text:tab/><text:tab/><text:tab/> <text:s text:c="13"/>def.avisJugador.add(new semafor(0));</text:p>
      <text:p text:style-name="P7"><text:tab/><text:tab/><text:tab/> <text:s text:c="13"/>// Posam en marxa el jugador</text:p>
      <text:p text:style-name="Standard"><text:span text:style-name="T5"><text:tab/><text:tab/><text:tab/> <text:s text:c="13"/></text:span><text:span text:style-name="T6">((jugador)JUG.lastElement()).start();</text:span></text:p>
      <text:p text:style-name="P8"><text:tab/><text:tab/><text:tab/><text:tab/> <text:s text:c="2"/>} else {</text:p>
      <text:p text:style-name="Standard"><text:span text:style-name="T6"><text:tab/><text:tab/><text:tab/><text:tab/> <text:s text:c="5"/></text:span><text:span text:style-name="T5">System.out.println("No podem crear, fins q no hi hagi jugadors q s'han d suicidar :(");</text:span></text:p>
      <text:p text:style-name="Standard"><text:span text:style-name="T5"><text:tab/><text:tab/><text:tab/><text:tab/> <text:s text:c="2"/></text:span><text:span text:style-name="T6">}<text:tab/><text:tab/><text:tab/><text:tab/></text:span></text:p>
      <text:p text:style-name="P8"><text:s text:c="35"/>regioCritica.seccSal();</text:p>
      <text:p text:style-name="P8"><text:tab/><text:tab/><text:tab/><text:tab/> <text:s text:c="2"/>break;</text:p>
      <text:p text:style-name="P8"><text:tab/><text:tab/><text:tab/><text:tab/>case '-':</text:p>
      <text:p text:style-name="P8"><text:tab/><text:tab/><text:tab/><text:tab/> <text:s text:c="2"/>regioCritica.seccEnt();</text:p>
      <text:p text:style-name="P8"><text:tab/><text:tab/><text:tab/><text:tab/> <text:s text:c="2"/>if (regioCritica.morts.isEmpty()) {</text:p>
      <text:p text:style-name="P8"><text:tab/><text:tab/><text:tab/><text:tab/> <text:s text:c="5"/>darrerMort = JUG.size();<text:tab/><text:tab/><text:tab/><text:tab/> <text:s text:c="2"/></text:p>
      <text:p text:style-name="P8"><text:tab/> <text:s text:c="26"/>}<text:tab/><text:tab/><text:tab/></text:p>
      <text:p text:style-name="P8"><text:tab/><text:tab/><text:tab/><text:tab/> <text:s text:c="2"/>if (darrerMort &gt; 1) {</text:p>
      <text:p text:style-name="P8"><text:tab/><text:tab/><text:tab/><text:tab/> <text:s text:c="5"/>darrerMort--;</text:p>
      <text:p text:style-name="P8"><text:tab/><text:tab/><text:tab/><text:tab/> <text:s text:c="5"/>regioCritica.morts.add(new Integer(darrerMort)); <text:tab/> <text:s text:c="2"/></text:p>
      <text:p text:style-name="P8"><text:tab/><text:tab/><text:tab/><text:tab/> <text:s text:c="2"/>} else {</text:p>
      <text:p text:style-name="P8"><text:tab/><text:tab/><text:tab/><text:tab/> <text:s text:c="5"/>System.out.println("Com a minim hem de tenir 1 jugador jugant :P");</text:p>
      <text:p text:style-name="P8"><text:tab/><text:tab/><text:tab/> <text:s text:c="10"/>}</text:p>
      <text:p text:style-name="P8"><text:tab/><text:tab/><text:tab/><text:tab/> <text:s text:c="2"/>regioCritica.seccSal();</text:p>
      <text:p text:style-name="P8"><text:tab/><text:tab/><text:tab/><text:tab/> <text:s text:c="2"/>break;</text:p>
      <text:p text:style-name="P8"><text:tab/><text:tab/><text:tab/><text:tab/>case 's': </text:p>
      <text:p text:style-name="Standard"><text:span text:style-name="T6"><text:s text:c="24"/><text:tab/> <text:s text:c="2"/></text:span><text:span text:style-name="T5">// Miram si hi ha jugadors q s'han d suicidar</text:span></text:p>
      <text:p text:style-name="Standard"><text:span text:style-name="T5"><text:tab/><text:tab/><text:tab/><text:tab/> <text:s text:c="2"/></text:span><text:span text:style-name="T6">regioCritica.seccEnt();</text:span></text:p>
      <text:p text:style-name="P8"><text:tab/><text:tab/><text:tab/><text:tab/> <text:s text:c="2"/>System.out.println("Tenim "+regioCritica.morts.size()+" jugadors pendents de suicidi.");</text:p>
      <text:p text:style-name="P8"><text:tab/><text:tab/><text:tab/><text:tab/> <text:s text:c="2"/>if (regioCritica.morts.size() == 0) {</text:p>
      <text:p text:style-name="Standard"><text:span text:style-name="T6"><text:tab/><text:tab/><text:tab/> <text:s text:c="13"/></text:span><text:span text:style-name="T5">continuar = false;</text:span></text:p>
      <text:p text:style-name="P7"><text:tab/><text:tab/><text:tab/><text:tab/> <text:s text:c="2"/>} else {</text:p>
      <text:p text:style-name="P7"><text:tab/><text:tab/><text:tab/><text:tab/> <text:s text:c="5"/>System.out.println("No podem acabar, fins q no hi hagi jugadors q s'han d suicidar :(");</text:p>
      <text:p text:style-name="Standard"><text:span text:style-name="T5"><text:tab/><text:tab/><text:tab/> <text:s text:c="10"/></text:span><text:span text:style-name="T6">}</text:span></text:p>
      <text:p text:style-name="P8"><text:tab/><text:tab/><text:tab/><text:tab/> <text:s text:c="2"/>regioCritica.seccSal();</text:p>
      <text:p text:style-name="P8"><text:tab/><text:tab/><text:tab/><text:tab/> <text:s text:c="2"/>break;</text:p>
      <text:p text:style-name="Standard"><text:span text:style-name="T6"><text:tab/><text:tab/><text:tab/></text:span><text:span text:style-name="T5">}</text:span></text:p>
      <text:p text:style-name="P7"><text:tab/><text:tab/>} while (continuar);</text:p>
      <text:p text:style-name="P7"><text:tab/><text:tab/></text:p>
      <text:p text:style-name="P7"><text:tab/><text:tab/>/**</text:p>
      <text:p text:style-name="P7"><text:tab/><text:tab/> * Si s'ha d'acabar es mostrarà un missatge</text:p>
      <text:p text:style-name="Standard"><text:span text:style-name="T5"><text:tab/><text:tab/> </text:span><text:span text:style-name="T6">*/</text:span></text:p>
      <text:p text:style-name="P8"><text:tab/><text:tab/>System.out.println("Acabant");</text:p>
      <text:p text:style-name="P8"><text:tab/><text:tab/></text:p>
      <text:p text:style-name="P8"><text:tab/><text:tab/>/**</text:p>
      <text:p text:style-name="P8"><text:tab/><text:tab/> * Acabar tots els processos.</text:p>
      <text:p text:style-name="Standard"><text:span text:style-name="T6"><text:tab/><text:tab/> </text:span><text:span text:style-name="T5">*</text:span></text:p>
      <text:p text:style-name="P7"><text:tab/><text:tab/> */</text:p>
      <text:p text:style-name="P7"><text:tab/><text:tab/>regioCritica.finalitzar();</text:p>
      <text:p text:style-name="P7"><text:tab/><text:tab/></text:p>
      <text:p text:style-name="P7"><text:tab/><text:tab/>/**</text:p>
      <text:p text:style-name="P7"><text:tab/><text:tab/> * Esperar per poder acabar.</text:p>
      <text:p text:style-name="Standard"><text:span text:style-name="T5"><text:tab/><text:tab/> </text:span><text:span text:style-name="T6">*/</text:span></text:p>
      <text:p text:style-name="P8"><text:tab/><text:tab/>try {</text:p>
      <text:p text:style-name="P8"><text:tab/><text:tab/><text:tab/>bola.join();</text:p>
      <text:p text:style-name="Standard"><text:span text:style-name="T6"><text:tab/><text:tab/><text:tab/></text:span><text:span text:style-name="T5">def.iniTemps.s();<text:tab/>// Per si el proces temps se queda a la espera...</text:span></text:p>
      <text:p text:style-name="Standard"><text:span text:style-name="T5"><text:tab/><text:tab/><text:tab/></text:span><text:span text:style-name="T6">for (Enumeration e = JUG.elements(); e.hasMoreElements(); ){</text:span></text:p>
      <text:p text:style-name="P8"><text:tab/><text:tab/><text:tab/> <text:s text:c="2"/>((jugador)e.nextElement()).join();</text:p>
      <text:p text:style-name="P8"><text:tab/><text:tab/><text:tab/>}</text:p>
      <text:p text:style-name="P8"><text:tab/><text:tab/><text:tab/>t.join();</text:p>
      <text:p text:style-name="Standard"><text:span text:style-name="T6"><text:tab/><text:tab/><text:tab/></text:span><text:span text:style-name="T5">banc.join();</text:span></text:p>
      <text:p text:style-name="P7"><text:tab/><text:tab/><text:tab/>System.out.println("Nombre Fitxas que te la banca: " + regioCritica.nFitxasBanca);</text:p>
      <text:p text:style-name="Standard"><text:span text:style-name="T5"><text:tab/><text:tab/></text:span><text:span text:style-name="T6">}</text:span></text:p>
      <text:p text:style-name="P8"><text:tab/><text:tab/>catch (InterruptedException e) {}</text:p>
      <text:p text:style-name="P8"><text:tab/><text:tab/></text:p>
      <text:p text:style-name="P8"><text:tab/><text:tab/>/**</text:p>
      <text:p text:style-name="P8"><text:tab/><text:tab/> * Missatge d'acomiadament.</text:p>
      <text:p text:style-name="P8"><text:soft-page-break/><text:tab/><text:tab/> */</text:p>
      <text:p text:style-name="Standard"><text:span text:style-name="T6"><text:tab/><text:tab/>System.out.println( "Tots els processos han acabat. </text:span><text:span text:style-name="T5">Adeu.");</text:span></text:p>
      <text:p text:style-name="P7"><text:tab/>}</text:p>
      <text:p text:style-name="P7">}</text:p>
      <text:p text:style-name="P7"/>
      <text:p text:style-name="P6">------------------------------------------------bolla.java----------------------------------------------</text:p>
      <text:p text:style-name="P8">import java.lang.*;</text:p>
      <text:p text:style-name="P8">import java.util.*;</text:p>
      <text:p text:style-name="P8"/>
      <text:p text:style-name="P7">/**</text:p>
      <text:p text:style-name="P7"><text:s/>* Classe que simula el comportament de la bolla.</text:p>
      <text:p text:style-name="Standard"><text:span text:style-name="T5"><text:s/></text:span><text:span text:style-name="T6">*/</text:span></text:p>
      <text:p text:style-name="P8">public final class bolla extends Thread {</text:p>
      <text:p text:style-name="P8"/>
      <text:p text:style-name="P8"><text:s text:c="3"/>int i,j;<text:tab/><text:tab/>// Variables auxiliars per fer bucles ;)</text:p>
      <text:p text:style-name="P7"><text:s text:c="3"/>// Per generar nombres aleatoris</text:p>
      <text:p text:style-name="Standard"><text:span text:style-name="T5"><text:s text:c="3"/></text:span><text:span text:style-name="T6">private final Random rand = new Random();</text:span></text:p>
      <text:p text:style-name="P8"><text:s text:c="3"/></text:p>
      <text:p text:style-name="Standard"><text:span text:style-name="T6"><text:s text:c="3"/></text:span><text:span text:style-name="T5">/**</text:span></text:p>
      <text:p text:style-name="P7"><text:s text:c="3"/>* Mètode per acabar. Cap altre procés l'invocarà.</text:p>
      <text:p text:style-name="Standard"><text:span text:style-name="T5"><text:s text:c="3"/></text:span><text:span text:style-name="T6">*/</text:span></text:p>
      <text:p text:style-name="P8"><text:s text:c="3"/>public void finalitzar() throws acabamentException {</text:p>
      <text:p text:style-name="Standard"><text:span text:style-name="T6"><text:s text:c="6"/></text:span><text:span text:style-name="T5">System.out.println("\t\tBolla ha d'acabar.");</text:span></text:p>
      <text:p text:style-name="Standard"><text:span text:style-name="T5"><text:s text:c="6"/></text:span><text:span text:style-name="T6">//destroy(); // Acabam</text:span></text:p>
      <text:p text:style-name="P8"><text:s text:c="6"/>throw new acabamentException();</text:p>
      <text:p text:style-name="Standard"><text:span text:style-name="T6"><text:s text:c="3"/></text:span><text:span text:style-name="T5">}</text:span></text:p>
      <text:p text:style-name="P7"><text:tab/></text:p>
      <text:p text:style-name="P7"><text:s text:c="3"/>/**</text:p>
      <text:p text:style-name="P7"><text:s text:c="3"/>* Constructor. No hi ha cap relació guardià-depenent.</text:p>
      <text:p text:style-name="Standard"><text:span text:style-name="T5"><text:s text:c="3"/></text:span><text:span text:style-name="T6">*/</text:span></text:p>
      <text:p text:style-name="P8"><text:s text:c="3"/>public bolla() {</text:p>
      <text:p text:style-name="P8"><text:s text:c="6"/>System.out.println("\t\tBolla creada.");</text:p>
      <text:p text:style-name="P8"><text:s text:c="6"/>setDaemon(true);</text:p>
      <text:p text:style-name="P8"><text:s text:c="3"/>}</text:p>
      <text:p text:style-name="P8"><text:tab/></text:p>
      <text:p text:style-name="P8"><text:s text:c="3"/>/**</text:p>
      <text:p text:style-name="P8"><text:s text:c="3"/>* Mètode d'execució</text:p>
      <text:p text:style-name="P8"><text:s text:c="3"/>*/</text:p>
      <text:p text:style-name="P8"><text:s text:c="3"/>public void run () {</text:p>
      <text:p text:style-name="P8"><text:tab/> <text:s text:c="3"/></text:p>
      <text:p text:style-name="Standard"><text:span text:style-name="T6"><text:s text:c="6"/></text:span><text:span text:style-name="T5">System.out.println("\t\tInici d'execucio de la bolla.");</text:span></text:p>
      <text:p text:style-name="P7"><text:tab/> <text:s text:c="3"/><text:tab/> <text:s text:c="3"/></text:p>
      <text:p text:style-name="Standard"><text:span text:style-name="T5"><text:s text:c="6"/></text:span><text:span text:style-name="T6">try {</text:span></text:p>
      <text:p text:style-name="P8"><text:s text:c="9"/>while (true) {</text:p>
      <text:p text:style-name="Standard"><text:span text:style-name="T6"><text:s text:c="12"/></text:span><text:span text:style-name="T5">/**</text:span></text:p>
      <text:p text:style-name="P7"><text:tab/> <text:s text:c="3"/>* Aquest bucle es repeteix fins que s'acaba el programa.</text:p>
      <text:p text:style-name="P7"><text:tab/> <text:s text:c="3"/>*/</text:p>
      <text:p text:style-name="P7"><text:tab/> <text:s text:c="3"/>if (regioCritica.acabar()) finalitzar();</text:p>
      <text:p text:style-name="P7"><text:tab/><text:tab/><text:tab/><text:tab/></text:p>
      <text:p text:style-name="P7"><text:tab/> <text:s text:c="3"/>// Esperam a que la Banca posi la bolla en marxa :)</text:p>
      <text:p text:style-name="P7"><text:tab/> <text:s text:c="3"/>def.bollaMov.w();</text:p>
      <text:p text:style-name="P7"><text:tab/> <text:s text:c="3"/>System.out.println("La bolla esta en moviment.");</text:p>
      <text:p text:style-name="P7"><text:tab/><text:tab/><text:tab/></text:p>
      <text:p text:style-name="Standard"><text:span text:style-name="T5"><text:tab/> <text:s text:c="3"/></text:span><text:span text:style-name="T6">for(i=1; i&lt;=2; i++){</text:span></text:p>
      <text:p text:style-name="P8"><text:tab/> <text:s text:c="6"/>for(j=1; j&lt;=def.CANVIS_SEG[i-1]; j++){</text:p>
      <text:p text:style-name="Standard"><text:span text:style-name="T6"><text:tab/><text:tab/> <text:s/></text:span><text:span text:style-name="T5">// Esperam un cert temps a q la bolla canvi d nombre</text:span></text:p>
      <text:p text:style-name="Standard"><text:span text:style-name="T5"><text:tab/><text:tab/> <text:s/></text:span><text:span text:style-name="T6">try {</text:span></text:p>
      <text:p text:style-name="P8"><text:tab/><text:tab/> <text:s text:c="4"/>sleep(def.SEGON*i);</text:p>
      <text:p text:style-name="P8"><text:tab/><text:tab/> <text:s/>} catch (InterruptedException e) {}</text:p>
      <text:p text:style-name="Standard"><text:span text:style-name="T6"><text:tab/><text:tab/> <text:s/></text:span><text:span text:style-name="T5">// Secció d'entrada a la regió crítica</text:span></text:p>
      <text:p text:style-name="P7"><text:tab/><text:tab/> <text:s/>regioCritica.seccEnt();</text:p>
      <text:p text:style-name="P7"><text:s text:c="18"/>// Canvi de nombre d la bolla</text:p>
      <text:p text:style-name="P7"><text:tab/><text:tab/> <text:s/>regioCritica.bolla = rand.nextInt(def.NUM_RULETA);</text:p>
      <text:p text:style-name="P7"><text:tab/><text:tab/> <text:s/>System.out.println("Bolla Nº: "+regioCritica.bolla);</text:p>
      <text:p text:style-name="P7"><text:tab/><text:tab/> <text:s/>// Secció sortida de la regió crítica</text:p>
      <text:p text:style-name="P7"><text:tab/><text:tab/> <text:s/>regioCritica.seccSal();</text:p>
      <text:p text:style-name="P7"><text:s text:c="15"/>}</text:p>
      <text:p text:style-name="P7"><text:s text:c="12"/>}</text:p>
      <text:p text:style-name="P7"><text:tab/> <text:s text:c="3"/></text:p>
      <text:p text:style-name="P7"><text:tab/> <text:s text:c="3"/>// Avisam a la banca q la bolla esta aturada</text:p>
      <text:p text:style-name="P7"><text:s text:c="12"/>def.avisBanca.s();</text:p>
      <text:p text:style-name="P7"><text:s text:c="9"/>}</text:p>
      <text:p text:style-name="P7"><text:s text:c="6"/>} catch (acabamentException e) {}</text:p>
      <text:p text:style-name="P7"><text:s text:c="3"/>} <text:s text:c="3"/></text:p>
      <text:p text:style-name="P7">}</text:p>
      <text:p text:style-name="P6"><text:soft-page-break/>------------------------------------------------temps.java---------------------------------------------</text:p>
      <text:p text:style-name="P8">import java.lang.*;</text:p>
      <text:p text:style-name="P8">import java.util.*;</text:p>
      <text:p text:style-name="P8"/>
      <text:p text:style-name="P7">/**</text:p>
      <text:p text:style-name="P7"><text:s/>* Classe que controlara l'espai temporal mentre la banca acepta apostes.</text:p>
      <text:p text:style-name="Standard"><text:span text:style-name="T5"><text:s/></text:span><text:span text:style-name="T6">*/</text:span></text:p>
      <text:p text:style-name="P8">public final class temps extends Thread {</text:p>
      <text:p text:style-name="P8"/>
      <text:p text:style-name="Standard"><text:span text:style-name="T6"><text:s text:c="3"/></text:span><text:span text:style-name="T5">// Per generar nombres aleatoris</text:span></text:p>
      <text:p text:style-name="Standard"><text:span text:style-name="T5"><text:s text:c="3"/></text:span><text:span text:style-name="T6">private final Random rand = new Random();</text:span></text:p>
      <text:p text:style-name="P8"><text:tab/></text:p>
      <text:p text:style-name="Standard"><text:span text:style-name="T6"><text:s text:c="3"/></text:span><text:span text:style-name="T5">/**</text:span></text:p>
      <text:p text:style-name="P7"><text:s text:c="3"/>* Mètode per acabar. Cap altre procés l'invocarà.</text:p>
      <text:p text:style-name="Standard"><text:span text:style-name="T5"><text:s text:c="3"/></text:span><text:span text:style-name="T6">*/</text:span></text:p>
      <text:p text:style-name="P8"><text:s text:c="3"/>public void finalitzar() throws acabamentException {</text:p>
      <text:p text:style-name="P8"><text:s text:c="6"/>System.out.println("\t\tTemps ha d'acabar.");</text:p>
      <text:p text:style-name="P8"><text:s text:c="6"/>throw new acabamentException();</text:p>
      <text:p text:style-name="Standard"><text:span text:style-name="T6"><text:s text:c="3"/></text:span><text:span text:style-name="T5">}</text:span></text:p>
      <text:p text:style-name="P7"><text:tab/></text:p>
      <text:p text:style-name="P7"><text:s text:c="3"/>/**</text:p>
      <text:p text:style-name="P7"><text:s text:c="3"/>* Constructor. No hi ha cap relació guardià-depenent.</text:p>
      <text:p text:style-name="Standard"><text:span text:style-name="T5"><text:s text:c="3"/></text:span><text:span text:style-name="T6">*/</text:span></text:p>
      <text:p text:style-name="P8"><text:s text:c="3"/>public temps() {</text:p>
      <text:p text:style-name="P8"><text:s text:c="6"/>System.out.println("\t\tTemps creat.");</text:p>
      <text:p text:style-name="P8"><text:s text:c="6"/>setDaemon(true);</text:p>
      <text:p text:style-name="P8"><text:s text:c="3"/>}</text:p>
      <text:p text:style-name="P8"><text:tab/></text:p>
      <text:p text:style-name="P8"><text:s text:c="3"/>/**</text:p>
      <text:p text:style-name="P8"><text:s text:c="3"/>* Mètode d'execució</text:p>
      <text:p text:style-name="P8"><text:s text:c="3"/>*/</text:p>
      <text:p text:style-name="P8"><text:s text:c="3"/>public void run () {</text:p>
      <text:p text:style-name="P8"><text:tab/> <text:s text:c="3"/></text:p>
      <text:p text:style-name="Standard"><text:span text:style-name="T6"><text:s text:c="6"/></text:span><text:span text:style-name="T5">System.out.println("\t\tInici d'execucio del temps (control espai temporal).");</text:span></text:p>
      <text:p text:style-name="P7"><text:tab/> <text:s text:c="3"/><text:tab/> <text:s text:c="3"/></text:p>
      <text:p text:style-name="Standard"><text:span text:style-name="T5"><text:s text:c="6"/></text:span><text:span text:style-name="T6">try {</text:span></text:p>
      <text:p text:style-name="P8"><text:s text:c="9"/>while (true) {</text:p>
      <text:p text:style-name="Standard"><text:span text:style-name="T6"><text:s text:c="12"/></text:span><text:span text:style-name="T5">/**</text:span></text:p>
      <text:p text:style-name="P7"><text:tab/> <text:s text:c="3"/>* Aquest bucle es repeteix fins que s'acaba el programa.</text:p>
      <text:p text:style-name="P7"><text:tab/> <text:s text:c="3"/>*/</text:p>
      <text:p text:style-name="P7"><text:tab/> <text:s text:c="3"/>if (regioCritica.acabar()) finalitzar();</text:p>
      <text:p text:style-name="P7"/>
      <text:p text:style-name="P7"><text:tab/> <text:s text:c="3"/>// Esperam per q la banca posi en marxa el temps... ;)</text:p>
      <text:p text:style-name="Standard"><text:span text:style-name="T5"><text:tab/> <text:s text:c="3"/></text:span><text:span text:style-name="T6">def.iniTemps.w();</text:span></text:p>
      <text:p text:style-name="Standard"><text:span text:style-name="T6"><text:tab/> <text:s text:c="3"/></text:span><text:span text:style-name="T5">// La banca acepta apostas durant un espai temporal entre 5..10 segons i la darrera aposta</text:span></text:p>
      <text:p text:style-name="Standard"><text:span text:style-name="T5"><text:tab/> <text:s text:c="3"/></text:span><text:span text:style-name="T6">try {</text:span></text:p>
      <text:p text:style-name="P8"><text:tab/> <text:s text:c="6"/>sleep(def.SEGON*(5+rand.nextInt(5)));</text:p>
      <text:p text:style-name="P8"><text:tab/> <text:s text:c="3"/>} catch (InterruptedException e) {}</text:p>
      <text:p text:style-name="Standard"><text:span text:style-name="T6"><text:tab/> <text:s text:c="3"/></text:span><text:span text:style-name="T5">// Avisam a la banca q ha finalitzat el temps...</text:span></text:p>
      <text:p text:style-name="P7"><text:tab/> <text:s text:c="3"/>def.avisBanca.s();</text:p>
      <text:p text:style-name="Standard"><text:span text:style-name="T5"><text:s text:c="9"/></text:span><text:span text:style-name="T6">}</text:span></text:p>
      <text:p text:style-name="P8"><text:s text:c="6"/>} catch (acabamentException e) {}</text:p>
      <text:p text:style-name="P8"><text:s text:c="3"/>} <text:s text:c="5"/></text:p>
      <text:p text:style-name="P8">}</text:p>
      <text:p text:style-name="P6"/>
      <text:p text:style-name="Standard">----------------------------------------------jugador.java---------------------------------------------</text:p>
      <text:p text:style-name="P7">import java.lang.*;</text:p>
      <text:p text:style-name="P8">import java.util.*;</text:p>
      <text:p text:style-name="P8"/>
      <text:p text:style-name="P7">/**</text:p>
      <text:p text:style-name="P7"><text:s/>* Classe que simula el comportament del jugador.</text:p>
      <text:p text:style-name="Standard"><text:span text:style-name="T5"><text:s/></text:span><text:span text:style-name="T6">*/</text:span></text:p>
      <text:p text:style-name="P8">public final class jugador extends Thread {</text:p>
      <text:p text:style-name="P8"/>
      <text:p text:style-name="Standard"><text:span text:style-name="T6"><text:s text:c="3"/></text:span><text:span text:style-name="T5">private final int idJugador;</text:span></text:p>
      <text:p text:style-name="P7"><text:s text:c="3"/>private Integer mortJug;</text:p>
      <text:p text:style-name="P7"><text:s text:c="3"/></text:p>
      <text:p text:style-name="P7"><text:s text:c="3"/>/**</text:p>
      <text:p text:style-name="P7"><text:s text:c="3"/>* Que es 1 segon en milisegons.</text:p>
      <text:p text:style-name="Standard"><text:span text:style-name="T5"><text:s text:c="3"/></text:span><text:span text:style-name="T6">*/</text:span></text:p>
      <text:p text:style-name="P8"><text:s text:c="3"/>private final int segon = 1000;</text:p>
      <text:p text:style-name="P8"><text:tab/></text:p>
      <text:p text:style-name="Standard"><text:span text:style-name="T6"><text:s text:c="3"/></text:span><text:span text:style-name="T5">// Per generar nombres aleatoris</text:span></text:p>
      <text:p text:style-name="Standard"><text:span text:style-name="T5"><text:s text:c="3"/></text:span><text:span text:style-name="T6">public final Random rand = new Random();</text:span></text:p>
      <text:p text:style-name="P8"><text:soft-page-break/><text:s text:c="3"/></text:p>
      <text:p text:style-name="Standard"><text:span text:style-name="T6"><text:s text:c="3"/></text:span><text:span text:style-name="T5">/**</text:span></text:p>
      <text:p text:style-name="P7"><text:s text:c="3"/>* Mètode per acabar. Cap altre procés l'invocarà.</text:p>
      <text:p text:style-name="Standard"><text:span text:style-name="T5"><text:s text:c="3"/></text:span><text:span text:style-name="T6">*/</text:span></text:p>
      <text:p text:style-name="P8"><text:s text:c="3"/>public void finalitzar() throws acabamentException {</text:p>
      <text:p text:style-name="Standard"><text:span text:style-name="T6"><text:s text:c="6"/></text:span><text:span text:style-name="T5">System.out.println("\t\tJugador "+idJugador+" ha d'acabar.");</text:span></text:p>
      <text:p text:style-name="Standard"><text:span text:style-name="T5"><text:s text:c="6"/></text:span><text:span text:style-name="T6">throw new acabamentException();</text:span></text:p>
      <text:p text:style-name="Standard"><text:span text:style-name="T6"><text:s text:c="3"/></text:span><text:span text:style-name="T5">}</text:span></text:p>
      <text:p text:style-name="P7"><text:tab/></text:p>
      <text:p text:style-name="P7"><text:s text:c="3"/>/**</text:p>
      <text:p text:style-name="P7"><text:s text:c="3"/>* Constructor. No hi ha cap relació guardià-depenent.</text:p>
      <text:p text:style-name="Standard"><text:span text:style-name="T5"><text:s text:c="3"/></text:span><text:span text:style-name="T6">*/</text:span></text:p>
      <text:p text:style-name="P8"><text:s text:c="3"/>public jugador(int id) {</text:p>
      <text:p text:style-name="P8"><text:s text:c="6"/>System.out.println("\t\tJugador "+id+" creat.");</text:p>
      <text:p text:style-name="P8"><text:s text:c="6"/>idJugador=id;</text:p>
      <text:p text:style-name="P8"><text:s text:c="6"/>setDaemon(true);</text:p>
      <text:p text:style-name="Standard"><text:span text:style-name="T6"><text:s text:c="3"/></text:span><text:span text:style-name="T5">}</text:span></text:p>
      <text:p text:style-name="P7"/>
      <text:p text:style-name="P7"><text:s text:c="3"/>public aposta creaAposta() {</text:p>
      <text:p text:style-name="P7"><text:s text:c="6"/>// Una aposta esta formada per</text:p>
      <text:p text:style-name="P7"><text:s text:c="6"/>// <text:s text:c="2"/>- El jugador q la fa</text:p>
      <text:p text:style-name="P7"><text:s text:c="6"/>// <text:s text:c="2"/>- Un v.a. entre 1 i el maxim d fitxas q pot apostar en 1 jugada 1 jugador</text:p>
      <text:p text:style-name="P7"><text:s text:c="6"/>// <text:s text:c="2"/>- El nombre al q se fa la aposta</text:p>
      <text:p text:style-name="P7"><text:s text:c="6"/>//</text:p>
      <text:p text:style-name="P7"><text:s text:c="6"/>// Se suposa q si un jugador acaba les fitxes s'en va a cercar mes i no pasa pena</text:p>
      <text:p text:style-name="P7"/>
      <text:p text:style-name="P7"><text:s text:c="6"/>aposta apos = new aposta(idJugador, rand.nextInt(def.FITXAS_JUG)+1, rand.nextInt(def.NUM_RULETA));</text:p>
      <text:p text:style-name="P7"/>
      <text:p text:style-name="Standard"><text:span text:style-name="T5"><text:s text:c="6"/></text:span><text:span text:style-name="T6">return(apos);</text:span></text:p>
      <text:p text:style-name="P8"><text:s text:c="3"/>}</text:p>
      <text:p text:style-name="P8"><text:tab/></text:p>
      <text:p text:style-name="P8"><text:s text:c="3"/>/**</text:p>
      <text:p text:style-name="P8"><text:s text:c="3"/>* Mètode d'execució</text:p>
      <text:p text:style-name="P8"><text:s text:c="3"/>*/</text:p>
      <text:p text:style-name="P8"><text:s text:c="3"/>public void run () {</text:p>
      <text:p text:style-name="P8"><text:tab/> <text:s text:c="3"/></text:p>
      <text:p text:style-name="Standard"><text:span text:style-name="T6"><text:s text:c="6"/></text:span><text:span text:style-name="T5">aposta ap;</text:span></text:p>
      <text:p text:style-name="P7"><text:s text:c="6"/>System.out.println("\t\tInici d'execucio del jugador "+idJugador+".");</text:p>
      <text:p text:style-name="P7"><text:tab/> <text:s text:c="3"/><text:tab/> <text:s text:c="3"/></text:p>
      <text:p text:style-name="Standard"><text:span text:style-name="T5"><text:s text:c="6"/></text:span><text:span text:style-name="T6">try {</text:span></text:p>
      <text:p text:style-name="P8"><text:s text:c="9"/>while (true) {</text:p>
      <text:p text:style-name="Standard"><text:span text:style-name="T6"><text:s text:c="12"/></text:span><text:span text:style-name="T5">/**</text:span></text:p>
      <text:p text:style-name="P7"><text:tab/> <text:s text:c="3"/>* Aquest bucle es repeteix fins que s'acaba el programa....</text:p>
      <text:p text:style-name="P7"><text:tab/> <text:s text:c="3"/>*/</text:p>
      <text:p text:style-name="P7"><text:tab/> <text:s text:c="3"/>if (regioCritica.acabar()) finalitzar();</text:p>
      <text:p text:style-name="P7"><text:tab/> <text:s text:c="3"/></text:p>
      <text:p text:style-name="P7"><text:tab/> <text:s text:c="3"/>// O han mort el jugador :(</text:p>
      <text:p text:style-name="P7"><text:tab/> <text:s text:c="3"/>// aixo es comprova en el vector de jugadors morts</text:p>
      <text:p text:style-name="Standard"><text:span text:style-name="T5"><text:tab/> <text:s text:c="3"/></text:span><text:span text:style-name="T6">regioCritica.seccEnt();</text:span></text:p>
      <text:p text:style-name="P8"><text:tab/> <text:s text:c="3"/>for (Enumeration e = regioCritica.morts.elements(); e.hasMoreElements(); ){</text:p>
      <text:p text:style-name="P8"><text:tab/> <text:s text:c="6"/>mortJug = (Integer)e.nextElement();<text:tab/> <text:s text:c="3"/></text:p>
      <text:p text:style-name="P8"><text:tab/> <text:s text:c="6"/>if (mortJug.intValue() == idJugador) {</text:p>
      <text:p text:style-name="P8"><text:tab/> <text:s text:c="9"/>regioCritica.morts.remove(mortJug);</text:p>
      <text:p text:style-name="Standard"><text:span text:style-name="T6"><text:tab/><text:tab/> <text:s/></text:span><text:span text:style-name="T5">regioCritica.seccSal();</text:span></text:p>
      <text:p text:style-name="P7"><text:tab/><text:tab/> <text:s/>finalitzar();</text:p>
      <text:p text:style-name="P7"><text:tab/> <text:s text:c="6"/>}</text:p>
      <text:p text:style-name="P7"><text:s text:c="12"/>}</text:p>
      <text:p text:style-name="P7"><text:tab/> <text:s text:c="3"/>regioCritica.seccSal();</text:p>
      <text:p text:style-name="P7"><text:tab/><text:tab/><text:tab/><text:tab/></text:p>
      <text:p text:style-name="P7"><text:tab/> <text:s text:c="3"/>// Tindra ganes de jugar var. uniform. entre 0 i 4 segons</text:p>
      <text:p text:style-name="Standard"><text:span text:style-name="T5"><text:tab/> <text:s text:c="3"/></text:span><text:span text:style-name="T6">try {</text:span></text:p>
      <text:p text:style-name="P8"><text:tab/> <text:s text:c="6"/>sleep(segon*rand.nextInt(4));</text:p>
      <text:p text:style-name="P8"><text:tab/> <text:s text:c="3"/>} catch (InterruptedException e) {}</text:p>
      <text:p text:style-name="Standard"><text:span text:style-name="T6"><text:tab/> <text:s text:c="3"/></text:span><text:span text:style-name="T5">ap = creaAposta();<text:tab/><text:tab/>// El jugador fa la aposta</text:span></text:p>
      <text:p text:style-name="Standard"><text:span text:style-name="T5"><text:tab/> <text:s text:c="3"/></text:span><text:span text:style-name="T6">regioCritica.seccEnt();</text:span></text:p>
      <text:p text:style-name="P8"><text:tab/> <text:s text:c="5"/>regioCritica.pendents.add(ap);</text:p>
      <text:p text:style-name="Standard"><text:span text:style-name="T6"><text:tab/> <text:s text:c="3"/></text:span><text:span text:style-name="T5">regioCritica.seccSal();</text:span></text:p>
      <text:p text:style-name="P7"><text:tab/> <text:s text:c="3"/>def.avisBanca.s();<text:tab/><text:tab/><text:tab/><text:tab/>// Avisa a la banca d la seva aposta</text:p>
      <text:p text:style-name="P7"><text:tab/> <text:s text:c="3"/>((semafor)def.avisJugador.get(idJugador)).w();<text:tab/>// Espera per sebre si ha estat aceptada</text:p>
      <text:p text:style-name="Standard"><text:span text:style-name="T5"><text:tab/> <text:s text:c="3"/></text:span><text:span text:style-name="T6">regioCritica.seccEnt();</text:span></text:p>
      <text:p text:style-name="P8"><text:tab/> <text:s text:c="5"/>if (regioCritica.aceptades.contains(ap)) {</text:p>
      <text:p text:style-name="Standard"><text:span text:style-name="T6"><text:tab/><text:tab/> </text:span><text:span text:style-name="T5">System.out.println("La aposta del jugador "+idJugador+" ha estat aceptada.");</text:span></text:p>
      <text:p text:style-name="P7"><text:tab/> <text:s text:c="8"/>regioCritica.seccSal();</text:p>
      <text:p text:style-name="P7"><text:tab/><text:tab/> ((semafor)def.avisJugador.get(idJugador)).w();<text:tab/>// Espera a q la jugada comenci</text:p>
      <text:p text:style-name="Standard"><text:span text:style-name="T5"><text:tab/><text:tab/> </text:span><text:span text:style-name="T6">regioCritica.seccEnt();</text:span></text:p>
      <text:p text:style-name="P8"><text:tab/><text:tab/> <text:s text:c="2"/>while (regioCritica.jugadaMarxa) {</text:p>
      <text:p text:style-name="P8"><text:soft-page-break/><text:tab/><text:tab/> <text:s text:c="5"/>regioCritica.seccSal();</text:p>
      <text:p text:style-name="P8"><text:tab/><text:tab/> <text:s text:c="5"/>try {</text:p>
      <text:p text:style-name="Standard"><text:span text:style-name="T6"><text:tab/><text:tab/> <text:s text:c="8"/></text:span><text:span text:style-name="T5">sleep(segon*rand.nextInt(3));<text:tab/>// Jugador mira la bolla v.a. 0..3</text:span></text:p>
      <text:p text:style-name="Standard"><text:span text:style-name="T5"><text:tab/><text:tab/> <text:s text:c="5"/></text:span><text:span text:style-name="T6">} catch (InterruptedException e) {}</text:span></text:p>
      <text:p text:style-name="Standard"><text:span text:style-name="T6"><text:tab/><text:tab/> <text:s text:c="5"/></text:span><text:span text:style-name="T5">regioCritica.seccEnt();</text:span></text:p>
      <text:p text:style-name="P7"><text:tab/><text:tab/> <text:s text:c="5"/>System.out.println("Jugador "+idJugador+" mira la bolla i veu el "+regioCritica.bolla+".");</text:p>
      <text:p text:style-name="P7"><text:tab/> <text:s text:c="10"/>}</text:p>
      <text:p text:style-name="P7"><text:tab/><text:tab/> <text:s text:c="2"/>// La jugada a finalitzat i podem veure el nombre q ha sortit</text:p>
      <text:p text:style-name="Standard"><text:span text:style-name="T5"><text:s text:c="19"/></text:span><text:span text:style-name="T6">if (regioCritica.bolla == ap.num()) {</text:span></text:p>
      <text:p text:style-name="Standard"><text:span text:style-name="T6"><text:tab/><text:tab/> <text:s text:c="5"/></text:span><text:span text:style-name="T5">System.out.println("Jugador "+idJugador+" ha guanyat esta content :)");</text:span></text:p>
      <text:p text:style-name="P7"><text:tab/><text:tab/> <text:s text:c="2"/>} else {</text:p>
      <text:p text:style-name="P7"><text:s text:c="22"/>System.out.println("Jugador "+idJugador+" ha perdut esta trist :(");</text:p>
      <text:p text:style-name="Standard"><text:span text:style-name="T5"><text:tab/> <text:s text:c="10"/></text:span><text:span text:style-name="T6">}</text:span></text:p>
      <text:p text:style-name="P8"><text:tab/><text:tab/> regioCritica.seccSal();</text:p>
      <text:p text:style-name="P8"><text:tab/><text:tab/> </text:p>
      <text:p text:style-name="P8"><text:tab/><text:tab/> regioCritica.seccEnt();</text:p>
      <text:p text:style-name="P8"><text:tab/> <text:s text:c="5"/>} else {</text:p>
      <text:p text:style-name="Standard"><text:span text:style-name="T6"><text:tab/> <text:s text:c="8"/></text:span><text:span text:style-name="T5">System.out.println("La aposta del jugador "+idJugador+" ha estat rebutjada.");</text:span></text:p>
      <text:p text:style-name="P7"><text:s text:c="14"/>}</text:p>
      <text:p text:style-name="P7"><text:tab/> <text:s text:c="3"/>regioCritica.seccSal();</text:p>
      <text:p text:style-name="P7"><text:s text:c="9"/>}</text:p>
      <text:p text:style-name="P7"><text:s text:c="6"/>} catch (acabamentException e) {}</text:p>
      <text:p text:style-name="P7"><text:s text:c="3"/>} <text:s text:c="4"/></text:p>
      <text:p text:style-name="P7">}</text:p>
      <text:p text:style-name="P7"/>
      <text:p text:style-name="Standard">------------------------------------------------banca.java---------------------------------------------</text:p>
      <text:p text:style-name="P7">import java.lang.*;</text:p>
      <text:p text:style-name="P7">import java.util.*;</text:p>
      <text:p text:style-name="P7"/>
      <text:p text:style-name="P7">/**</text:p>
      <text:p text:style-name="P7"><text:s/>* Classe que simula el comportament de la banca.</text:p>
      <text:p text:style-name="Standard"><text:span text:style-name="T5"><text:s/></text:span><text:span text:style-name="T6">*/</text:span></text:p>
      <text:p text:style-name="P8">public final class banca extends Thread {</text:p>
      <text:p text:style-name="P8"/>
      <text:p text:style-name="Standard"><text:span text:style-name="T6"><text:s text:c="3"/></text:span><text:span text:style-name="T5">/**</text:span></text:p>
      <text:p text:style-name="P7"><text:s text:c="3"/>* Mètode per acabar. Cap altre procés l'invocarà.</text:p>
      <text:p text:style-name="Standard"><text:span text:style-name="T5"><text:s text:c="3"/></text:span><text:span text:style-name="T6">*/</text:span></text:p>
      <text:p text:style-name="P8"><text:s text:c="3"/>public void finalitzar() throws acabamentException {</text:p>
      <text:p text:style-name="Standard"><text:span text:style-name="T6"><text:s text:c="6"/></text:span><text:span text:style-name="T5">System.out.println("\t\tBanca ha d'acabar.");</text:span></text:p>
      <text:p text:style-name="Standard"><text:span text:style-name="T5"><text:s text:c="6"/></text:span><text:span text:style-name="T6">throw new acabamentException();</text:span></text:p>
      <text:p text:style-name="Standard"><text:span text:style-name="T6"><text:s text:c="3"/></text:span><text:span text:style-name="T5">}</text:span></text:p>
      <text:p text:style-name="P7"><text:tab/></text:p>
      <text:p text:style-name="P7"><text:s text:c="3"/>/**</text:p>
      <text:p text:style-name="P7"><text:s text:c="3"/>* Constructor. No hi ha cap relació guardià-depenent.</text:p>
      <text:p text:style-name="P7"><text:s text:c="3"/>*/</text:p>
      <text:p text:style-name="P7"><text:s text:c="3"/>public banca() {</text:p>
      <text:p text:style-name="P7"><text:s text:c="6"/>System.out.println("\t\tBanca creada.");</text:p>
      <text:p text:style-name="Standard"><text:span text:style-name="T5"><text:s text:c="6"/></text:span><text:span text:style-name="T6">setDaemon(true);</text:span></text:p>
      <text:p text:style-name="P8"><text:s text:c="3"/>}</text:p>
      <text:p text:style-name="P8"><text:tab/></text:p>
      <text:p text:style-name="P8"><text:s text:c="3"/>/**</text:p>
      <text:p text:style-name="P8"><text:s text:c="3"/>* Mètode d'execució</text:p>
      <text:p text:style-name="P8"><text:s text:c="3"/>*/</text:p>
      <text:p text:style-name="P8"><text:s text:c="3"/>public void run () {</text:p>
      <text:p text:style-name="P8"><text:tab/> <text:s text:c="3"/></text:p>
      <text:p text:style-name="Standard"><text:span text:style-name="T6"><text:s text:c="6"/></text:span><text:span text:style-name="T5">semafor avisJug;</text:span></text:p>
      <text:p text:style-name="P7"><text:s text:c="6"/>aposta apos;</text:p>
      <text:p text:style-name="P7"><text:tab/> <text:s text:c="5"/></text:p>
      <text:p text:style-name="P7"><text:s text:c="6"/>System.out.println("\t\tInici d'execucio de la banca.");</text:p>
      <text:p text:style-name="P7"><text:tab/> <text:s text:c="3"/><text:tab/> <text:s text:c="3"/></text:p>
      <text:p text:style-name="Standard"><text:span text:style-name="T5"><text:s text:c="6"/></text:span><text:span text:style-name="T6">try {</text:span></text:p>
      <text:p text:style-name="P8"><text:s text:c="9"/>while (true) {</text:p>
      <text:p text:style-name="Standard"><text:span text:style-name="T6"><text:s text:c="12"/></text:span><text:span text:style-name="T5">/**</text:span></text:p>
      <text:p text:style-name="P7"><text:tab/> <text:s text:c="3"/>* Aquest bucle es repeteix fins que s'acaba el programa.</text:p>
      <text:p text:style-name="P7"><text:tab/> <text:s text:c="3"/>*/</text:p>
      <text:p text:style-name="P7"><text:tab/> <text:s text:c="3"/>if (regioCritica.acabar()) finalitzar();</text:p>
      <text:p text:style-name="P7"/>
      <text:p text:style-name="P7"><text:tab/> <text:s text:c="3"/>// La banca inicialitza el proces q controla l'espai temporal d'aceptacio d'apostas</text:p>
      <text:p text:style-name="Standard"><text:span text:style-name="T5"><text:tab/> <text:s text:c="3"/></text:span><text:span text:style-name="T6">def.iniTemps.s();</text:span></text:p>
      <text:p text:style-name="Standard"><text:span text:style-name="T6"><text:tab/> <text:s text:c="3"/></text:span><text:span text:style-name="T5">regioCritica.seccEnt();</text:span></text:p>
      <text:p text:style-name="P7"><text:tab/> <text:s text:c="3"/>while (!regioCritica.jugadaMarxa) {</text:p>
      <text:p text:style-name="P7"><text:tab/> <text:s text:c="6"/>regioCritica.seccSal();</text:p>
      <text:p text:style-name="P7"><text:tab/> <text:s text:c="6"/>def.avisBanca.w();<text:tab/>// Esperam per una aposta o el temps</text:p>
      <text:p text:style-name="Standard"><text:span text:style-name="T5"><text:tab/> <text:s text:c="6"/></text:span><text:span text:style-name="T6">regioCritica.seccEnt();</text:span></text:p>
      <text:p text:style-name="P8"><text:tab/> <text:s text:c="8"/>if (regioCritica.pendents.isEmpty()) {</text:p>
      <text:p text:style-name="Standard"><text:soft-page-break/><text:span text:style-name="T6"><text:tab/> <text:s text:c="11"/></text:span><text:span text:style-name="T5">// No tenim apostas pendents... ens ha donat l'avis el temps</text:span></text:p>
      <text:p text:style-name="P7"><text:tab/><text:tab/> <text:s text:c="3"/>// ha finalitzat l'espai temporal i començarem la jugada</text:p>
      <text:p text:style-name="P7"><text:tab/><text:tab/> <text:s text:c="3"/>regioCritica.jugadaMarxa = true;</text:p>
      <text:p text:style-name="P7"><text:tab/><text:tab/> <text:s text:c="3"/>regioCritica.seccSal();</text:p>
      <text:p text:style-name="P7"><text:tab/><text:tab/> } else {</text:p>
      <text:p text:style-name="P7"><text:tab/><text:tab/> <text:s text:c="3"/>// Tenim apostas pendents l'avis pot esser d'un jugador ;)</text:p>
      <text:p text:style-name="P7"><text:tab/> <text:s text:c="11"/>regioCritica.aceptades.add(regioCritica.pendents.lastElement());</text:p>
      <text:p text:style-name="P7"><text:s text:c="20"/>avisJug = (semafor)def.avisJugador.get( ((aposta)regioCritica.pendents.lastElement()).jug() ); <text:s text:c="5"/></text:p>
      <text:p text:style-name="P7"><text:tab/><text:tab/> <text:s text:c="3"/>regioCritica.pendents.remove(regioCritica.pendents.lastElement());</text:p>
      <text:p text:style-name="P7"><text:tab/> <text:s text:c="11"/>regioCritica.seccSal();</text:p>
      <text:p text:style-name="P7"><text:tab/> <text:s text:c="11"/>avisJug.s();<text:tab/><text:tab/>// Avisam al jugador per q vegi q la aposta ha estat aceptada </text:p>
      <text:p text:style-name="P7"><text:tab/><text:tab/>}</text:p>
      <text:p text:style-name="P7"><text:tab/><text:tab/>regioCritica.seccEnt();</text:p>
      <text:p text:style-name="P7"><text:tab/> <text:s text:c="3"/>}<text:tab/><text:tab/><text:tab/></text:p>
      <text:p text:style-name="P7"><text:tab/> <text:s text:c="3"/>regioCritica.seccSal();</text:p>
      <text:p text:style-name="P7"><text:tab/> <text:s text:c="3"/>// Ara començarem la jugada, posarem la bolla en marxa, i avisam als</text:p>
      <text:p text:style-name="P7"><text:tab/> <text:s text:c="3"/>// jugadors q tenen alguna aposta aceptada...</text:p>
      <text:p text:style-name="Standard"><text:span text:style-name="T5"><text:tab/> <text:s text:c="3"/></text:span><text:span text:style-name="T6">regioCritica.seccEnt();</text:span></text:p>
      <text:p text:style-name="P8"><text:tab/> <text:s text:c="5"/>for (Enumeration e = regioCritica.aceptades.elements(); e.hasMoreElements(); ){</text:p>
      <text:p text:style-name="Standard"><text:span text:style-name="T6"><text:tab/><text:tab/> </text:span><text:span text:style-name="T5">regioCritica.seccSal();</text:span></text:p>
      <text:p text:style-name="P7"><text:tab/> <text:s text:c="8"/>apos = (aposta)e.nextElement();</text:p>
      <text:p text:style-name="P7"><text:s text:c="17"/>avisJug = (semafor)def.avisJugador.get(apos.jug());</text:p>
      <text:p text:style-name="P7"><text:tab/><text:tab/> avisJug.s();</text:p>
      <text:p text:style-name="P7"><text:tab/><text:tab/> regioCritica.seccEnt();</text:p>
      <text:p text:style-name="P7"><text:tab/> <text:s text:c="5"/>}</text:p>
      <text:p text:style-name="P7"><text:tab/> <text:s text:c="3"/>regioCritica.seccSal();</text:p>
      <text:p text:style-name="P7"><text:tab/> <text:s text:c="3"/>def.bollaMov.s();<text:tab/><text:tab/>// Bolla en moviment</text:p>
      <text:p text:style-name="P7"><text:tab/> <text:s text:c="3"/>regioCritica.seccEnt();</text:p>
      <text:p text:style-name="P7"><text:tab/> <text:s text:c="3"/>while (regioCritica.jugadaMarxa) {</text:p>
      <text:p text:style-name="P7"><text:tab/> <text:s text:c="6"/>regioCritica.seccSal();</text:p>
      <text:p text:style-name="P7"><text:tab/> <text:s text:c="6"/>// Esperam apostes q seran rebutjades mentre hi ha una jugada en marxa...</text:p>
      <text:p text:style-name="P7"><text:tab/> <text:s text:c="6"/>// o q la bolla s'aturi ;)</text:p>
      <text:p text:style-name="P7"><text:tab/> <text:s text:c="6"/>def.avisBanca.w();</text:p>
      <text:p text:style-name="Standard"><text:span text:style-name="T5"><text:tab/> <text:s text:c="6"/></text:span><text:span text:style-name="T6">regioCritica.seccEnt();</text:span></text:p>
      <text:p text:style-name="P8"><text:tab/> <text:s text:c="6"/>if (regioCritica.pendents.isEmpty()) {</text:p>
      <text:p text:style-name="Standard"><text:span text:style-name="T6"><text:tab/> <text:s text:c="9"/></text:span><text:span text:style-name="T5">// La bolla s'aturat i la jugada ha finalitzat</text:span></text:p>
      <text:p text:style-name="P7"><text:tab/> <text:s text:c="9"/>regioCritica.jugadaMarxa = false;</text:p>
      <text:p text:style-name="Standard"><text:span text:style-name="T5"><text:tab/> <text:s text:c="9"/></text:span><text:span text:style-name="T6">regioCritica.seccSal();</text:span></text:p>
      <text:p text:style-name="P8"><text:tab/> <text:s text:c="6"/>} else {</text:p>
      <text:p text:style-name="Standard"><text:span text:style-name="T6"><text:tab/> <text:s text:c="9"/></text:span><text:span text:style-name="T5">// Les apostes no son aceptades... s'eliminen de pendents</text:span></text:p>
      <text:p text:style-name="P7"><text:s text:c="18"/>avisJug = (semafor)def.avisJugador.get( ((aposta)regioCritica.pendents.lastElement()).jug() );</text:p>
      <text:p text:style-name="P7"><text:tab/> <text:s text:c="9"/>regioCritica.pendents.remove(regioCritica.pendents.lastElement());</text:p>
      <text:p text:style-name="P7"><text:tab/> <text:s text:c="9"/>regioCritica.seccSal();</text:p>
      <text:p text:style-name="P7"><text:tab/> <text:s text:c="9"/>avisJug.s();</text:p>
      <text:p text:style-name="P7"><text:tab/> <text:s text:c="6"/>}</text:p>
      <text:p text:style-name="P7"><text:tab/> <text:s text:c="6"/>regioCritica.seccEnt();</text:p>
      <text:p text:style-name="P7"><text:tab/> <text:s text:c="3"/>}</text:p>
      <text:p text:style-name="P7"><text:tab/> <text:s text:c="3"/>// Ara ja podem mirar el nombre guanyador i els jugadors agraciats ;)</text:p>
      <text:p text:style-name="P7"><text:tab/> <text:s text:c="3"/>System.out.println("EL NOMBRE GUANYADOR: "+regioCritica.bolla);</text:p>
      <text:p text:style-name="Standard"><text:span text:style-name="T5"><text:tab/> <text:s text:c="3"/></text:span><text:span text:style-name="T6">for (Enumeration e = regioCritica.aceptades.elements(); e.hasMoreElements(); ){</text:span></text:p>
      <text:p text:style-name="Standard"><text:span text:style-name="T6"><text:tab/> <text:s text:c="6"/></text:span><text:span text:style-name="T5">apos = (aposta)e.nextElement();</text:span></text:p>
      <text:p text:style-name="Standard"><text:span text:style-name="T5"><text:s text:c="15"/></text:span><text:span text:style-name="T6">if (apos.num() == regioCritica.bolla) {</text:span></text:p>
      <text:p text:style-name="Standard"><text:span text:style-name="T6"><text:tab/> <text:s text:c="9"/></text:span><text:span text:style-name="T5">System.out.println("El jugador "+apos.jug()+" ha guanyat...");</text:span></text:p>
      <text:p text:style-name="P7"><text:tab/><text:tab/> <text:s/>System.out.println("...la seva aposta era de "+apos.nfi()+".");</text:p>
      <text:p text:style-name="P7"><text:tab/><text:tab/> <text:s/>// Si el jugador encerta, guanya el doble d l'aposta</text:p>
      <text:p text:style-name="P7"><text:tab/><text:tab/> <text:s/>regioCritica.nFitxasBanca = regioCritica.nFitxasBanca - 2*apos.nfi();</text:p>
      <text:p text:style-name="P7"><text:tab/> <text:s text:c="6"/>} else {</text:p>
      <text:p text:style-name="P7"><text:tab/><text:tab/> <text:s/>// sino la banca se queda les fitxas d l'aposta</text:p>
      <text:p text:style-name="P7"><text:tab/><text:tab/> <text:s/>regioCritica.nFitxasBanca = regioCritica.nFitxasBanca + apos.nfi();</text:p>
      <text:p text:style-name="P7"><text:tab/> <text:s text:c="6"/>}</text:p>
      <text:p text:style-name="P7"><text:s text:c="12"/>}</text:p>
      <text:p text:style-name="P7"><text:tab/> <text:s text:c="3"/>// Hem d mirar si la banca ha "saltado"</text:p>
      <text:p text:style-name="Standard"><text:span text:style-name="T5"><text:tab/> <text:s text:c="3"/></text:span><text:span text:style-name="T6">if (regioCritica.nFitxasBanca &lt;= 0) {</text:span></text:p>
      <text:p text:style-name="Standard"><text:span text:style-name="T6"><text:tab/> <text:s text:c="6"/></text:span><text:span text:style-name="T5">System.out.println("La Banca ha saltat...");</text:span></text:p>
      <text:p text:style-name="P7"><text:tab/> <text:s text:c="6"/>ruleta.continuar = false;</text:p>
      <text:p text:style-name="Standard"><text:span text:style-name="T5"><text:tab/> <text:s text:c="6"/></text:span><text:span text:style-name="T6">regioCritica.finalitzar();</text:span></text:p>
      <text:p text:style-name="P8"><text:s text:c="12"/>} else {</text:p>
      <text:p text:style-name="Standard"><text:span text:style-name="T6"><text:tab/> <text:s text:c="6"/></text:span><text:span text:style-name="T5">// Eliminam totes les apostes per començar la proxima jugada</text:span></text:p>
      <text:p text:style-name="P7"><text:tab/> <text:s text:c="6"/>regioCritica.aceptades.removeAllElements();</text:p>
      <text:p text:style-name="P7"><text:tab/> <text:s text:c="3"/>} <text:s text:c="2"/></text:p>
      <text:p text:style-name="P7"><text:tab/> <text:s text:c="3"/>regioCritica.seccSal();</text:p>
      <text:p text:style-name="P7"><text:s text:c="9"/>}</text:p>
      <text:p text:style-name="P7"><text:s text:c="6"/>} catch (acabamentException e) {}</text:p>
      <text:p text:style-name="P7"><text:s text:c="3"/>}</text:p>
      <text:p text:style-name="P7"><text:s text:c="5"/></text:p>
      <text:p text:style-name="P7">}</text:p>
      <text:p text:style-name="P4"><text:soft-page-break/>-: CODI C++ :-</text:p>
      <text:p text:style-name="P8">#include &lt;ctype.h&gt;</text:p>
      <text:p text:style-name="P8">#include &lt;iostream.h&gt;</text:p>
      <text:p text:style-name="P8">#include &lt;pthread.h&gt;</text:p>
      <text:p text:style-name="P8">#include &lt;stdio.h&gt;</text:p>
      <text:p text:style-name="P8">#include &lt;stdlib.h&gt;</text:p>
      <text:p text:style-name="P8">#include &lt;unistd.h&gt;</text:p>
      <text:p text:style-name="P8"/>
      <text:p text:style-name="P8"/>
      <text:p text:style-name="P8">const unsigned int NUM_RULETA = 38;</text:p>
      <text:p text:style-name="P8">const unsigned int FITXAS_JUG = 50;</text:p>
      <text:p text:style-name="P8">const unsigned int MAX_JUGADORS = 10;</text:p>
      <text:p text:style-name="P8">const unsigned int GANES_JUGAR = 4;</text:p>
      <text:p text:style-name="P8">const unsigned int MIRAR_BOLLA = 3;</text:p>
      <text:p text:style-name="P8">const unsigned int T_ACEPTACIO = 7;</text:p>
      <text:p text:style-name="P8">const unsigned int ESPAI_TEMP = 5;</text:p>
      <text:p text:style-name="P8">const unsigned int CANVIS_SEG[] = {8, 3};</text:p>
      <text:p text:style-name="P8"/>
      <text:p text:style-name="P7">// continuar: indica si la ruleta(gestio) ha d'acabar o no...</text:p>
      <text:p text:style-name="P7">// la faig publica perq si la banca salta pot</text:p>
      <text:p text:style-name="P7">// aturar la ruleta i acabar el joc... ;)</text:p>
      <text:p text:style-name="P8">bool continuar = true;</text:p>
      <text:p text:style-name="P8"/>
      <text:p text:style-name="P8">typedef struct apo {</text:p>
      <text:p text:style-name="Standard"><text:span text:style-name="T6"><text:tab/></text:span><text:span text:style-name="T5">int jugador, nFichas, numero;</text:span></text:p>
      <text:p text:style-name="P8">} APOSTA;</text:p>
      <text:p text:style-name="P8"/>
      <text:p text:style-name="P8">struct {</text:p>
      <text:p text:style-name="P8"><text:tab/>pthread_mutex_t mutex;</text:p>
      <text:p text:style-name="Standard"><text:span text:style-name="T6"><text:tab/></text:span><text:span text:style-name="T5">pthread_cond_t avisBanca, bollaMov, iniTemps; </text:span></text:p>
      <text:p text:style-name="P7"><text:tab/>pthread_cond_t avisJugador[MAX_JUGADORS];</text:p>
      <text:p text:style-name="P7"><text:tab/></text:p>
      <text:p text:style-name="P7"><text:tab/>bool acabar, jugadaMarxa;</text:p>
      <text:p text:style-name="P7"><text:s text:c="8"/>int bolla, nFitxasBanca;</text:p>
      <text:p text:style-name="P7"><text:s text:c="8"/>// i per emmagatzemar les apostes tant aceptades com pendents...</text:p>
      <text:p text:style-name="P7"><text:s text:c="8"/>APOSTA *aceptades[MAX_JUGADORS];</text:p>
      <text:p text:style-name="P7"><text:tab/>APOSTA *pendents[MAX_JUGADORS];</text:p>
      <text:p text:style-name="Standard"><text:span text:style-name="T5"><text:tab/></text:span><text:span text:style-name="T6">// i el seus indexes</text:span></text:p>
      <text:p text:style-name="P8"><text:tab/>int iAcep, iPend;</text:p>
      <text:p text:style-name="Standard"><text:span text:style-name="T6"><text:tab/></text:span><text:span text:style-name="T5">// i per indicar tambe els jugadors q han mort,</text:span></text:p>
      <text:p text:style-name="P7"><text:tab/>// ells mateixos en completar una jugada se suicidaran :P</text:p>
      <text:p text:style-name="Standard"><text:span text:style-name="T5"><text:tab/></text:span><text:span text:style-name="T6">int morts[MAX_JUGADORS];</text:span></text:p>
      <text:p text:style-name="Standard"><text:span text:style-name="T6"><text:tab/></text:span><text:span text:style-name="T5">int iMorts;</text:span></text:p>
      <text:p text:style-name="P7">} regio_critica;</text:p>
      <text:p text:style-name="P7"/>
      <text:p text:style-name="P7">void * jugador(void * j)</text:p>
      <text:p text:style-name="P8">{</text:p>
      <text:p text:style-name="P8"><text:tab/>unsigned int codi = (int)j;</text:p>
      <text:p text:style-name="Standard"><text:span text:style-name="T6"><text:tab/></text:span><text:span text:style-name="T5">APOSTA *nova;</text:span></text:p>
      <text:p text:style-name="P7"><text:tab/>int i;</text:p>
      <text:p text:style-name="P7"><text:tab/></text:p>
      <text:p text:style-name="P7"><text:tab/>// construir jugador...</text:p>
      <text:p text:style-name="P7"><text:tab/>cout &lt;&lt; "Creat jugador " &lt;&lt; codi &lt;&lt; endl;</text:p>
      <text:p text:style-name="P7"><text:tab/></text:p>
      <text:p text:style-name="P7"><text:tab/>while (true) {</text:p>
      <text:p text:style-name="P7"><text:tab/><text:tab/>// Accedir a la regio critica<text:tab/></text:p>
      <text:p text:style-name="Standard"><text:span text:style-name="T5"><text:tab/><text:tab/></text:span><text:span text:style-name="T6">pthread_mutex_lock(&amp;(regio_critica.mutex));</text:span></text:p>
      <text:p text:style-name="Standard"><text:span text:style-name="T6"><text:tab/><text:tab/></text:span><text:span text:style-name="T5">// Una posible manera d finalitzar del jugador...</text:span></text:p>
      <text:p text:style-name="P7"><text:tab/><text:tab/>if (regio_critica.acabar) {</text:p>
      <text:p text:style-name="Standard"><text:span text:style-name="T5"><text:tab/><text:tab/><text:tab/>cout &lt;&lt; "Jugador " &lt;&lt; codi &lt;&lt; " mor." </text:span><text:span text:style-name="T6">&lt;&lt; endl;</text:span></text:p>
      <text:p text:style-name="P8"><text:tab/><text:tab/><text:tab/>pthread_mutex_unlock(&amp;(regio_critica.mutex));</text:p>
      <text:p text:style-name="P8"><text:tab/><text:tab/><text:tab/>pthread_exit(NULL);</text:p>
      <text:p text:style-name="Standard"><text:span text:style-name="T6"><text:tab/><text:tab/></text:span><text:span text:style-name="T5">}</text:span></text:p>
      <text:p text:style-name="P7"><text:tab/><text:tab/>// O si han mort el jugador :(</text:p>
      <text:p text:style-name="P7"><text:tab/><text:tab/>// i es comprova en el arrai de jugadors morts...</text:p>
      <text:p text:style-name="Standard"><text:span text:style-name="T5"><text:tab/><text:tab/></text:span><text:span text:style-name="T6">for (i=0; i&lt;regio_critica.iMorts; i++) {</text:span></text:p>
      <text:p text:style-name="P8"><text:tab/><text:tab/><text:tab/>if (regio_critica.morts[i] == codi) {</text:p>
      <text:p text:style-name="Standard"><text:span text:style-name="T6"><text:tab/><text:tab/><text:tab/><text:tab/></text:span><text:span text:style-name="T5">regio_critica.iMorts--;</text:span></text:p>
      <text:p text:style-name="Standard"><text:span text:style-name="T5"><text:tab/><text:tab/><text:tab/><text:tab/></text:span><text:span text:style-name="T6">regio_critica.morts[i] = -1;</text:span></text:p>
      <text:p text:style-name="Standard"><text:span text:style-name="T6"><text:tab/><text:tab/><text:tab/><text:tab/></text:span><text:span text:style-name="T5">cout &lt;&lt; "Jugador " &lt;&lt; codi &lt;&lt; " mor." </text:span><text:span text:style-name="T6">&lt;&lt; endl;</text:span></text:p>
      <text:p text:style-name="P8"><text:tab/><text:tab/><text:tab/><text:tab/>pthread_mutex_unlock(&amp;(regio_critica.mutex));</text:p>
      <text:p text:style-name="P8"><text:tab/><text:tab/><text:tab/><text:tab/>pthread_exit(NULL);<text:tab/><text:tab/></text:p>
      <text:p text:style-name="Standard"><text:span text:style-name="T6"><text:tab/><text:tab/><text:tab/></text:span><text:span text:style-name="T5">}</text:span></text:p>
      <text:p text:style-name="P7"><text:tab/><text:tab/>}</text:p>
      <text:p text:style-name="P7"><text:tab/><text:tab/>// Sortir de la regio critica</text:p>
      <text:p text:style-name="Standard"><text:soft-page-break/><text:span text:style-name="T5"><text:tab/><text:tab/></text:span><text:span text:style-name="T6">pthread_mutex_unlock(&amp;(regio_critica.mutex));</text:span></text:p>
      <text:p text:style-name="P8"/>
      <text:p text:style-name="Standard"><text:span text:style-name="T6"><text:tab/><text:tab/></text:span><text:span text:style-name="T5">// Tindra ganes de jugar var. aleat. unif.. entre 0 i GANES_JUGAR...</text:span></text:p>
      <text:p text:style-name="P7"><text:tab/><text:tab/>sleep(rand() % GANES_JUGAR);<text:tab/></text:p>
      <text:p text:style-name="P7"/>
      <text:p text:style-name="P7"><text:tab/><text:tab/>// Accedir a la regio critica</text:p>
      <text:p text:style-name="Standard"><text:span text:style-name="T5"><text:tab/><text:tab/></text:span><text:span text:style-name="T6">pthread_mutex_lock(&amp;(regio_critica.mutex));</text:span></text:p>
      <text:p text:style-name="Standard"><text:span text:style-name="T6"><text:tab/><text:tab/></text:span><text:span text:style-name="T5">// Ara el jugador creara una nova aposta ;)</text:span></text:p>
      <text:p text:style-name="P7"><text:tab/><text:tab/>nova = (APOSTA *)malloc(sizeof(APOSTA));</text:p>
      <text:p text:style-name="P7"><text:tab/><text:tab/>nova-&gt;jugador = codi;</text:p>
      <text:p text:style-name="P7"><text:tab/><text:tab/>nova-&gt;nFichas = 1 + rand() % FITXAS_JUG;<text:tab/>// Como minimo 1 ficha.. ;)</text:p>
      <text:p text:style-name="P7"><text:tab/><text:tab/>nova-&gt;numero = rand() % (1+NUM_RULETA);</text:p>
      <text:p text:style-name="P7"><text:tab/><text:tab/>// Afegim la aposta a les apostas pendents de tractament</text:p>
      <text:p text:style-name="P7"><text:tab/><text:tab/>regio_critica.pendents[regio_critica.iPend++] = nova;</text:p>
      <text:p text:style-name="P7"><text:tab/><text:tab/>// Avisam a la banca de la aposta</text:p>
      <text:p text:style-name="P7"><text:tab/><text:tab/>pthread_cond_signal(&amp;(regio_critica.avisBanca));</text:p>
      <text:p text:style-name="P7"><text:tab/><text:tab/>// Esperam la seva resposta</text:p>
      <text:p text:style-name="P7"><text:tab/><text:tab/>pthread_cond_wait(&amp;(regio_critica.avisJugador[codi]), &amp;(regio_critica.mutex));<text:tab/></text:p>
      <text:p text:style-name="P7"><text:tab/><text:tab/>// Hem de comprovar si la aposta ha estat aceptada</text:p>
      <text:p text:style-name="Standard"><text:span text:style-name="T5"><text:tab/><text:tab/></text:span><text:span text:style-name="T6">i=0;</text:span></text:p>
      <text:p text:style-name="P8"><text:tab/><text:tab/>while ((i&lt;regio_critica.iAcep) &amp;&amp; (i!=-1)) {</text:p>
      <text:p text:style-name="Standard"><text:span text:style-name="T6"><text:tab/><text:tab/><text:tab/></text:span><text:span text:style-name="T5">if (regio_critica.aceptades[i] == nova) {</text:span></text:p>
      <text:p text:style-name="P7"><text:tab/><text:tab/><text:tab/><text:tab/>i = -1;</text:p>
      <text:p text:style-name="P7"><text:tab/><text:tab/><text:tab/><text:tab/>cout &lt;&lt; "La aposta del jugador " &lt;&lt; codi &lt;&lt; " ha estat aceptada." &lt;&lt; endl;</text:p>
      <text:p text:style-name="P7"><text:tab/><text:tab/><text:tab/><text:tab/>// Hem d esperar a q la jugada comenci</text:p>
      <text:p text:style-name="P7"><text:tab/><text:tab/><text:tab/><text:tab/>pthread_cond_wait(&amp;(regio_critica.avisJugador[codi]), &amp;(regio_critica.mutex));</text:p>
      <text:p text:style-name="P7"><text:tab/><text:tab/><text:tab/><text:tab/>while (regio_critica.jugadaMarxa) {</text:p>
      <text:p text:style-name="P7"><text:tab/><text:tab/><text:tab/><text:tab/><text:tab/>// Sortim de la regio critica...</text:p>
      <text:p text:style-name="Standard"><text:span text:style-name="T5"><text:tab/><text:tab/><text:tab/><text:tab/><text:tab/></text:span><text:span text:style-name="T6">pthread_mutex_unlock(&amp;(regio_critica.mutex));<text:tab/><text:tab/></text:span></text:p>
      <text:p text:style-name="Standard"><text:span text:style-name="T6"><text:tab/><text:tab/><text:tab/><text:tab/><text:tab/></text:span><text:span text:style-name="T5">sleep(rand() % MIRAR_BOLLA);</text:span></text:p>
      <text:p text:style-name="P7"><text:tab/><text:tab/><text:tab/><text:tab/><text:tab/>// Accedim a la regio critica...</text:p>
      <text:p text:style-name="Standard"><text:span text:style-name="T5"><text:tab/><text:tab/><text:tab/><text:tab/><text:tab/></text:span><text:span text:style-name="T6">pthread_mutex_lock(&amp;(regio_critica.mutex));<text:tab/><text:tab/></text:span></text:p>
      <text:p text:style-name="Standard"><text:span text:style-name="T6"><text:tab/><text:tab/><text:tab/><text:tab/><text:tab/></text:span><text:span text:style-name="T5">cout &lt;&lt; "Jugador " &lt;&lt; codi &lt;&lt; " mira la bolla i veu el " &lt;&lt; regio_critica.bolla &lt;&lt; endl;</text:span></text:p>
      <text:p text:style-name="P7"><text:tab/><text:tab/><text:tab/><text:tab/>}</text:p>
      <text:p text:style-name="P7"><text:tab/><text:tab/><text:tab/><text:tab/>// La jugada ha finalitzat i podem veure el nombre q ha sortit...</text:p>
      <text:p text:style-name="P7"><text:tab/><text:tab/><text:tab/><text:tab/>if (regio_critica.bolla == nova-&gt;numero) {</text:p>
      <text:p text:style-name="P7"><text:tab/><text:tab/><text:tab/><text:tab/><text:tab/>cout &lt;&lt; "Jugador " &lt;&lt; codi &lt;&lt; " ha guanyat, esta content :)" &lt;&lt; endl;</text:p>
      <text:p text:style-name="P7"><text:tab/><text:tab/><text:tab/><text:tab/>} else {</text:p>
      <text:p text:style-name="P7"><text:tab/><text:tab/><text:tab/><text:tab/><text:tab/>cout &lt;&lt; "Jugador " &lt;&lt; codi &lt;&lt; " ha perdut, esta trist :(" &lt;&lt; endl;</text:p>
      <text:p text:style-name="Standard"><text:span text:style-name="T5"><text:tab/><text:tab/><text:tab/><text:tab/></text:span><text:span text:style-name="T6">}</text:span></text:p>
      <text:p text:style-name="P8"><text:tab/><text:tab/><text:tab/>}</text:p>
      <text:p text:style-name="P8"><text:tab/><text:tab/><text:tab/>if (i!=-1) {</text:p>
      <text:p text:style-name="P8"><text:tab/><text:tab/><text:tab/><text:tab/>i++;</text:p>
      <text:p text:style-name="Standard"><text:span text:style-name="T6"><text:tab/><text:tab/><text:tab/></text:span><text:span text:style-name="T5">}</text:span></text:p>
      <text:p text:style-name="P7"><text:tab/><text:tab/>}</text:p>
      <text:p text:style-name="P7"><text:tab/><text:tab/>// El jugador desfa la aposta...</text:p>
      <text:p text:style-name="Standard"><text:span text:style-name="T5"><text:tab/><text:tab/></text:span><text:span text:style-name="T6">free(nova);</text:span></text:p>
      <text:p text:style-name="P8"><text:tab/><text:tab/>if (i == regio_critica.iAcep) {</text:p>
      <text:p text:style-name="Standard"><text:span text:style-name="T6"><text:tab/><text:tab/><text:tab/></text:span><text:span text:style-name="T5">cout &lt;&lt; "La aposta del jugador " &lt;&lt; codi &lt;&lt; " ha estat rebutjada." &lt;&lt; endl;</text:span></text:p>
      <text:p text:style-name="P7"><text:tab/><text:tab/>}</text:p>
      <text:p text:style-name="P7"><text:tab/><text:tab/>// Sortir de la regio critica</text:p>
      <text:p text:style-name="Standard"><text:span text:style-name="T5"><text:tab/><text:tab/></text:span><text:span text:style-name="T6">pthread_mutex_unlock(&amp;(regio_critica.mutex));</text:span></text:p>
      <text:p text:style-name="P8"><text:tab/></text:p>
      <text:p text:style-name="Standard"><text:span text:style-name="T6"><text:tab/></text:span><text:span text:style-name="T5">}</text:span></text:p>
      <text:p text:style-name="P7"><text:tab/>// Jugador surt del joc, s'acabat :(</text:p>
      <text:p text:style-name="Standard"><text:span text:style-name="T5"><text:tab/></text:span><text:span text:style-name="T6">cout &lt;&lt; "Jugador " &lt;&lt; codi &lt;&lt; " mort"&lt;&lt; endl;</text:span></text:p>
      <text:p text:style-name="P8"/>
      <text:p text:style-name="P8"><text:tab/>return NULL;</text:p>
      <text:p text:style-name="P8">}</text:p>
      <text:p text:style-name="P8"/>
      <text:p text:style-name="P8">void * banca(void *) {</text:p>
      <text:p text:style-name="P8"><text:tab/>int i;</text:p>
      <text:p text:style-name="P8"><text:tab/></text:p>
      <text:p text:style-name="Standard"><text:span text:style-name="T6"><text:tab/></text:span><text:span text:style-name="T5">// construir banca...</text:span></text:p>
      <text:p text:style-name="P7"><text:tab/>cout &lt;&lt; "Creat banca" &lt;&lt; endl;</text:p>
      <text:p text:style-name="P7"><text:tab/></text:p>
      <text:p text:style-name="P7"><text:tab/>while (true) {</text:p>
      <text:p text:style-name="P7"><text:tab/><text:tab/>// Accedir a la regio critica<text:tab/></text:p>
      <text:p text:style-name="Standard"><text:span text:style-name="T5"><text:tab/><text:tab/></text:span><text:span text:style-name="T6">pthread_mutex_lock(&amp;(regio_critica.mutex));</text:span></text:p>
      <text:p text:style-name="Standard"><text:span text:style-name="T6"><text:tab/><text:tab/></text:span><text:span text:style-name="T5">// Comprovacio si el joc ha finalitzat...</text:span></text:p>
      <text:p text:style-name="P7"><text:tab/><text:tab/>if (regio_critica.acabar) {</text:p>
      <text:p text:style-name="Standard"><text:span text:style-name="T5"><text:tab/><text:tab/><text:tab/></text:span><text:span text:style-name="T6">cout &lt;&lt; "Banca mor." &lt;&lt; endl;</text:span></text:p>
      <text:p text:style-name="P8"><text:tab/><text:tab/><text:tab/>pthread_mutex_unlock(&amp;(regio_critica.mutex));</text:p>
      <text:p text:style-name="P8"><text:tab/><text:tab/><text:tab/>pthread_exit(NULL);</text:p>
      <text:p text:style-name="Standard"><text:span text:style-name="T6"><text:tab/><text:tab/></text:span><text:span text:style-name="T5">}</text:span></text:p>
      <text:p text:style-name="P7"><text:soft-page-break/><text:tab/><text:tab/>// La banca inicialitza el proces q controla l'espai temporal d'aceptacio d'apostas...</text:p>
      <text:p text:style-name="Standard"><text:span text:style-name="T5"><text:tab/><text:tab/></text:span><text:span text:style-name="T6">pthread_cond_signal(&amp;(regio_critica.iniTemps));</text:span></text:p>
      <text:p text:style-name="Standard"><text:span text:style-name="T6"><text:tab/><text:tab/></text:span><text:span text:style-name="T5">// Esperam apostas q seran aceptades... fins q comenci la jugada<text:tab/><text:tab/></text:span></text:p>
      <text:p text:style-name="P7"><text:tab/><text:tab/>while (!regio_critica.jugadaMarxa) {</text:p>
      <text:p text:style-name="P7"><text:tab/><text:tab/><text:tab/>pthread_cond_wait(&amp;(regio_critica.avisBanca), &amp;(regio_critica.mutex));</text:p>
      <text:p text:style-name="P7"><text:tab/><text:tab/><text:tab/>if (regio_critica.iPend == 0) {</text:p>
      <text:p text:style-name="P7"><text:tab/><text:tab/><text:tab/><text:tab/>// No tenim apostas pendents... ens ha donat 'avis el temps</text:p>
      <text:p text:style-name="P7"><text:tab/><text:tab/><text:tab/><text:tab/>// ha finalitzat l'espai temporal i començarem la jugada</text:p>
      <text:p text:style-name="P7"><text:tab/><text:tab/><text:tab/><text:tab/>regio_critica.jugadaMarxa = true;</text:p>
      <text:p text:style-name="P7"><text:tab/><text:tab/><text:tab/>} else {<text:tab/><text:tab/><text:tab/><text:tab/></text:p>
      <text:p text:style-name="P7"><text:tab/><text:tab/><text:tab/><text:tab/>// Aceptam la aposta</text:p>
      <text:p text:style-name="P7"><text:tab/><text:tab/><text:tab/><text:tab/>regio_critica.iPend--;<text:tab/><text:tab/></text:p>
      <text:p text:style-name="P7"><text:tab/><text:tab/><text:tab/><text:tab/>i = (regio_critica.pendents[regio_critica.iPend])-&gt;jugador;<text:tab/>// id. jugador q fa aposta</text:p>
      <text:p text:style-name="P7"><text:tab/><text:tab/><text:tab/><text:tab/>regio_critica.aceptades[regio_critica.iAcep++] = regio_critica.pendents[regio_critica.iPend];</text:p>
      <text:p text:style-name="P7"><text:tab/><text:tab/><text:tab/><text:tab/>// Eliminam la aposta del arrai d'apostes pendents...</text:p>
      <text:p text:style-name="P7"><text:tab/><text:tab/><text:tab/><text:tab/>regio_critica.pendents[regio_critica.iPend] = NULL;</text:p>
      <text:p text:style-name="P7"><text:tab/><text:tab/><text:tab/><text:tab/>// Avisam al jugador d q la aposta ha estat aceptada</text:p>
      <text:p text:style-name="P7"><text:tab/><text:tab/><text:tab/><text:tab/>pthread_cond_signal(&amp;(regio_critica.avisJugador[i]));</text:p>
      <text:p text:style-name="P7"><text:tab/><text:tab/><text:tab/>}</text:p>
      <text:p text:style-name="P7"><text:tab/><text:tab/>}<text:tab/><text:tab/></text:p>
      <text:p text:style-name="P7"><text:tab/><text:tab/>// Ara començarem la jugada, posrem la bolla en marxa, i avisam als</text:p>
      <text:p text:style-name="P7"><text:tab/><text:tab/>// jugador q tenen alguna aposta aceptada...</text:p>
      <text:p text:style-name="Standard"><text:span text:style-name="T5"><text:tab/><text:tab/></text:span><text:span text:style-name="T6">for (i=0; i&lt;regio_critica.iAcep; i++) {</text:span></text:p>
      <text:p text:style-name="Standard"><text:span text:style-name="T6"><text:tab/><text:tab/><text:tab/></text:span><text:span text:style-name="T5">pthread_cond_signal(&amp;(regio_critica.avisJugador[regio_critica.aceptades[i]-&gt;jugador]));</text:span></text:p>
      <text:p text:style-name="P7"><text:tab/><text:tab/>}</text:p>
      <text:p text:style-name="P7"><text:tab/><text:tab/>// Ara posam la bolla en moviment</text:p>
      <text:p text:style-name="P7"><text:tab/><text:tab/>pthread_cond_signal(&amp;(regio_critica.bollaMov));</text:p>
      <text:p text:style-name="P7"><text:tab/><text:tab/>while (regio_critica.jugadaMarxa) {</text:p>
      <text:p text:style-name="P7"><text:tab/><text:tab/><text:tab/>// Esperam apostes q seran rebutjades mentre hi ha una jugada en marxa...</text:p>
      <text:p text:style-name="P7"><text:tab/><text:tab/><text:tab/>// o q la bolla s'aturi ;)</text:p>
      <text:p text:style-name="P7"><text:tab/><text:tab/><text:tab/>pthread_cond_wait(&amp;(regio_critica.avisBanca), &amp;(regio_critica.mutex));<text:tab/><text:tab/><text:tab/></text:p>
      <text:p text:style-name="P7"><text:tab/><text:tab/><text:tab/>if (regio_critica.iPend == 0) {</text:p>
      <text:p text:style-name="P7"><text:tab/><text:tab/><text:tab/><text:tab/>// La bolla s'aturat i la jugada ha finalitzat</text:p>
      <text:p text:style-name="P7"><text:tab/><text:tab/><text:tab/><text:tab/>regio_critica.jugadaMarxa = false;</text:p>
      <text:p text:style-name="P7"><text:tab/><text:tab/><text:tab/>} else {</text:p>
      <text:p text:style-name="P7"><text:tab/><text:tab/><text:tab/><text:tab/>// Les apostes no son aceptades... avisam al jugador</text:p>
      <text:p text:style-name="P7"><text:tab/><text:tab/><text:tab/><text:tab/>regio_critica.iPend--;</text:p>
      <text:p text:style-name="P7"><text:tab/><text:tab/><text:tab/><text:tab/>i = (regio_critica.pendents[regio_critica.iPend])-&gt;jugador; <text:s text:c="4"/>// id. jugador q fa aposta</text:p>
      <text:p text:style-name="Standard"><text:span text:style-name="T5"><text:tab/><text:tab/><text:tab/><text:tab/></text:span><text:span text:style-name="T6">pthread_cond_signal(&amp;(regio_critica.avisJugador[i]));</text:span></text:p>
      <text:p text:style-name="P8"><text:tab/><text:tab/><text:tab/><text:tab/>// i s'eliminen d pendents...</text:p>
      <text:p text:style-name="Standard"><text:span text:style-name="T6"><text:tab/><text:tab/><text:tab/><text:tab/></text:span><text:span text:style-name="T5">regio_critica.pendents[regio_critica.iPend] = NULL;</text:span></text:p>
      <text:p text:style-name="P7"><text:tab/><text:tab/><text:tab/>}</text:p>
      <text:p text:style-name="P7"><text:tab/><text:tab/>}</text:p>
      <text:p text:style-name="P7"><text:tab/><text:tab/>// Ara ja podem mirar el nombre guanyador i els jugadors agraciats ;)</text:p>
      <text:p text:style-name="P7"><text:tab/><text:tab/>cout &lt;&lt; "EL NOMBRE GUANYADOR: " &lt;&lt; regio_critica.bolla &lt;&lt; endl;</text:p>
      <text:p text:style-name="Standard"><text:span text:style-name="T5"><text:tab/><text:tab/></text:span><text:span text:style-name="T6">for (i=0; i&lt;regio_critica.iAcep; i++) {</text:span></text:p>
      <text:p text:style-name="Standard"><text:span text:style-name="T6"><text:tab/><text:tab/><text:tab/></text:span><text:span text:style-name="T5">if (regio_critica.aceptades[i]-&gt;numero == regio_critica.bolla) {</text:span></text:p>
      <text:p text:style-name="P7"><text:tab/><text:tab/><text:tab/><text:tab/>cout &lt;&lt; "El jugador " &lt;&lt; regio_critica.aceptades[i]-&gt;jugador &lt;&lt; " ha guanyat..." &lt;&lt; endl;</text:p>
      <text:p text:style-name="P7"><text:tab/><text:tab/><text:tab/><text:tab/>cout &lt;&lt; "... la seva aposta era de " &lt;&lt; regio_critica.aceptades[i]-&gt;nFichas &lt;&lt; endl;</text:p>
      <text:p text:style-name="P7"><text:tab/><text:tab/><text:tab/><text:tab/>// Si el jugador encerta, guanya el doble de la seva aposta</text:p>
      <text:p text:style-name="P7"><text:tab/><text:tab/><text:tab/><text:tab/>regio_critica.nFitxasBanca -= 2*regio_critica.aceptades[i]-&gt;nFichas;<text:tab/></text:p>
      <text:p text:style-name="P7"><text:tab/><text:tab/><text:tab/>} else {</text:p>
      <text:p text:style-name="P7"><text:tab/><text:tab/><text:tab/><text:tab/>// sino la banca se queda les fitxas d l'aposta</text:p>
      <text:p text:style-name="P7"><text:tab/><text:tab/><text:tab/><text:tab/>regio_critica.nFitxasBanca += regio_critica.aceptades[i]-&gt;nFichas;</text:p>
      <text:p text:style-name="P7"><text:tab/><text:tab/><text:tab/>}</text:p>
      <text:p text:style-name="P7"><text:tab/><text:tab/>}</text:p>
      <text:p text:style-name="P7"><text:tab/><text:tab/>// Hem de comprovar si la banca ha "salta"...</text:p>
      <text:p text:style-name="P7"><text:tab/><text:tab/>if (regio_critica.nFitxasBanca &lt;= 0) {</text:p>
      <text:p text:style-name="P7"><text:tab/><text:tab/><text:tab/>cout &lt;&lt; "La banca ha saltat..." &lt;&lt; endl;</text:p>
      <text:p text:style-name="P7"><text:tab/><text:tab/><text:tab/>continuar = false;</text:p>
      <text:p text:style-name="P7"><text:tab/><text:tab/>} else {</text:p>
      <text:p text:style-name="P7"><text:tab/><text:tab/><text:tab/>// Eliminam totes les apostes per començar la proxima jugada</text:p>
      <text:p text:style-name="Standard"><text:span text:style-name="T5"><text:tab/><text:tab/><text:tab/></text:span><text:span text:style-name="T6">for (i=0; i&lt;regio_critica.iAcep; i++) {</text:span></text:p>
      <text:p text:style-name="Standard"><text:span text:style-name="T6"><text:tab/><text:tab/><text:tab/><text:tab/></text:span><text:span text:style-name="T5">regio_critica.aceptades[i] = NULL;</text:span></text:p>
      <text:p text:style-name="P7"><text:tab/><text:tab/><text:tab/>}</text:p>
      <text:p text:style-name="P7"><text:tab/><text:tab/><text:tab/>regio_critica.iAcep = 0;</text:p>
      <text:p text:style-name="P7"><text:tab/><text:tab/>}</text:p>
      <text:p text:style-name="P7"><text:tab/><text:tab/>// Sortir de la regio critica</text:p>
      <text:p text:style-name="Standard"><text:span text:style-name="T5"><text:tab/><text:tab/></text:span><text:span text:style-name="T6">pthread_mutex_unlock(&amp;(regio_critica.mutex));</text:span></text:p>
      <text:p text:style-name="P8"><text:tab/></text:p>
      <text:p text:style-name="Standard"><text:span text:style-name="T6"><text:tab/></text:span><text:span text:style-name="T5">}</text:span></text:p>
      <text:p text:style-name="P7"><text:tab/>// Banca surt del joc, s'acabat :(</text:p>
      <text:p text:style-name="Standard"><text:span text:style-name="T5"><text:tab/></text:span><text:span text:style-name="T6">cout &lt;&lt; "Banca mor"&lt;&lt; endl;</text:span></text:p>
      <text:p text:style-name="P8"><text:soft-page-break/></text:p>
      <text:p text:style-name="P8"><text:tab/>return NULL;</text:p>
      <text:p text:style-name="P8">}</text:p>
      <text:p text:style-name="P8"/>
      <text:p text:style-name="P8">void * temps(void *) {</text:p>
      <text:p text:style-name="P8"/>
      <text:p text:style-name="Standard"><text:span text:style-name="T6"><text:tab/></text:span><text:span text:style-name="T5">cout &lt;&lt; "Inici d'execucio del temps (control espai temporal)." </text:span><text:span text:style-name="T6">&lt;&lt; endl;</text:span></text:p>
      <text:p text:style-name="P8"><text:tab/></text:p>
      <text:p text:style-name="P8"><text:tab/>while (true) {</text:p>
      <text:p text:style-name="P8"><text:tab/></text:p>
      <text:p text:style-name="Standard"><text:span text:style-name="T6"><text:tab/><text:tab/></text:span><text:span text:style-name="T5">// Accedir a la regio critica<text:tab/></text:span></text:p>
      <text:p text:style-name="Standard"><text:span text:style-name="T5"><text:tab/><text:tab/></text:span><text:span text:style-name="T6">pthread_mutex_lock(&amp;(regio_critica.mutex));</text:span></text:p>
      <text:p text:style-name="Standard"><text:span text:style-name="T6"><text:tab/><text:tab/></text:span><text:span text:style-name="T5">if (regio_critica.acabar) {</text:span></text:p>
      <text:p text:style-name="Standard"><text:span text:style-name="T5"><text:tab/><text:tab/><text:tab/></text:span><text:span text:style-name="T6">cout &lt;&lt; "Temps mor." &lt;&lt; endl;</text:span></text:p>
      <text:p text:style-name="P8"><text:tab/><text:tab/><text:tab/>pthread_mutex_unlock(&amp;(regio_critica.mutex));</text:p>
      <text:p text:style-name="P8"><text:tab/><text:tab/><text:tab/>pthread_exit(NULL);</text:p>
      <text:p text:style-name="Standard"><text:span text:style-name="T6"><text:tab/><text:tab/></text:span><text:span text:style-name="T5">}</text:span></text:p>
      <text:p text:style-name="P7"><text:tab/><text:tab/>// Esperam a que la Banca posi en marxa el temps... :)</text:p>
      <text:p text:style-name="Standard"><text:span text:style-name="T5"><text:tab/><text:tab/></text:span><text:span text:style-name="T6">pthread_cond_wait(&amp;(regio_critica.iniTemps), &amp;(regio_critica.mutex));</text:span></text:p>
      <text:p text:style-name="Standard"><text:span text:style-name="T6"><text:tab/><text:tab/></text:span><text:span text:style-name="T5">// Sortim d la regio critica</text:span></text:p>
      <text:p text:style-name="Standard"><text:span text:style-name="T5"><text:tab/><text:tab/></text:span><text:span text:style-name="T6">pthread_mutex_unlock(&amp;(regio_critica.mutex));</text:span></text:p>
      <text:p text:style-name="P8"/>
      <text:p text:style-name="Standard"><text:span text:style-name="T6"><text:tab/><text:tab/></text:span><text:span text:style-name="T5">cout &lt;&lt; "El temps esta en marxa." &lt;&lt; endl;</text:span></text:p>
      <text:p text:style-name="P7"><text:tab/><text:tab/>// Esperam un espai temporal predeterminat</text:p>
      <text:p text:style-name="Standard"><text:span text:style-name="T5"><text:tab/><text:tab/></text:span><text:span text:style-name="T6">sleep(ESPAI_TEMP);</text:span></text:p>
      <text:p text:style-name="Standard"><text:span text:style-name="T6"><text:tab/><text:tab/></text:span><text:span text:style-name="T5">cout &lt;&lt; "El temps ha finalitzat." &lt;&lt; endl;</text:span></text:p>
      <text:p text:style-name="P7"><text:tab/><text:tab/></text:p>
      <text:p text:style-name="P7"><text:tab/> <text:s text:c="3"/><text:tab/>// Avisam a la banca q el temps a finalitzat</text:p>
      <text:p text:style-name="Standard"><text:span text:style-name="T5"><text:tab/><text:tab/></text:span><text:span text:style-name="T6">pthread_mutex_lock(&amp;(regio_critica.mutex));</text:span></text:p>
      <text:p text:style-name="P8"><text:tab/><text:tab/>pthread_cond_signal(&amp;(regio_critica.avisBanca));</text:p>
      <text:p text:style-name="P8"><text:tab/><text:tab/>pthread_mutex_unlock(&amp;(regio_critica.mutex));</text:p>
      <text:p text:style-name="P8"><text:tab/>}</text:p>
      <text:p text:style-name="P8"/>
      <text:p text:style-name="P8"><text:tab/>return NULL;</text:p>
      <text:p text:style-name="P8">}</text:p>
      <text:p text:style-name="P8"/>
      <text:p text:style-name="P8">void * bolla(void *)</text:p>
      <text:p text:style-name="P8">{</text:p>
      <text:p text:style-name="P8"><text:tab/>int i,j;<text:tab/><text:tab/>// Variables auxiliars per fer bucles ;</text:p>
      <text:p text:style-name="P8"/>
      <text:p text:style-name="Standard"><text:span text:style-name="T6"><text:tab/></text:span><text:span text:style-name="T5">while (true) {</text:span></text:p>
      <text:p text:style-name="P7"><text:tab/></text:p>
      <text:p text:style-name="P7"><text:tab/><text:tab/>// Accedir a la regio critica<text:tab/></text:p>
      <text:p text:style-name="Standard"><text:span text:style-name="T5"><text:tab/><text:tab/></text:span><text:span text:style-name="T6">pthread_mutex_lock(&amp;(regio_critica.mutex));</text:span></text:p>
      <text:p text:style-name="Standard"><text:span text:style-name="T6"><text:tab/><text:tab/></text:span><text:span text:style-name="T5">if (regio_critica.acabar) {</text:span></text:p>
      <text:p text:style-name="Standard"><text:span text:style-name="T5"><text:tab/><text:tab/><text:tab/></text:span><text:span text:style-name="T6">cout &lt;&lt; "Bolla mor." &lt;&lt; endl;</text:span></text:p>
      <text:p text:style-name="P8"><text:tab/><text:tab/><text:tab/>pthread_mutex_unlock(&amp;(regio_critica.mutex));</text:p>
      <text:p text:style-name="P8"><text:tab/><text:tab/><text:tab/>pthread_exit(NULL);</text:p>
      <text:p text:style-name="Standard"><text:span text:style-name="T6"><text:tab/><text:tab/></text:span><text:span text:style-name="T5">}</text:span></text:p>
      <text:p text:style-name="P7"><text:tab/><text:tab/>// Esperam a que la Banca posi la bolla en marxa :)</text:p>
      <text:p text:style-name="P7"><text:tab/><text:tab/>pthread_cond_wait(&amp;(regio_critica.bollaMov), &amp;(regio_critica.mutex));</text:p>
      <text:p text:style-name="P7"><text:tab/><text:tab/>// Sortim d la regio critica</text:p>
      <text:p text:style-name="Standard"><text:span text:style-name="T5"><text:tab/><text:tab/></text:span><text:span text:style-name="T6">pthread_mutex_unlock(&amp;(regio_critica.mutex));</text:span></text:p>
      <text:p text:style-name="P8"/>
      <text:p text:style-name="Standard"><text:span text:style-name="T6"><text:tab/><text:tab/></text:span><text:span text:style-name="T5">cout &lt;&lt; "La bolla esta en moviment." </text:span><text:span text:style-name="T6">&lt;&lt; endl;</text:span></text:p>
      <text:p text:style-name="P8"><text:tab/> <text:s text:c="3"/><text:tab/>for(i=1; i&lt;=2; i++){</text:p>
      <text:p text:style-name="P8"><text:tab/> <text:s text:c="6"/><text:tab/><text:tab/>for(j=1; j&lt;=CANVIS_SEG[i-1]; j++){</text:p>
      <text:p text:style-name="Standard"><text:span text:style-name="T6"><text:tab/><text:tab/> <text:s/><text:tab/><text:tab/></text:span><text:span text:style-name="T5">// Esperam un cert temps a q la bolla canvi d nombre</text:span></text:p>
      <text:p text:style-name="P7"><text:tab/><text:tab/> <text:s text:c="4"/><text:tab/><text:tab/>sleep(i);</text:p>
      <text:p text:style-name="P7"><text:tab/><text:tab/> <text:s text:c="3"/><text:tab/><text:tab/>// Seccio d'entrada a la regio critica</text:p>
      <text:p text:style-name="Standard"><text:span text:style-name="T5"><text:tab/><text:tab/><text:tab/><text:tab/></text:span><text:span text:style-name="T6">pthread_mutex_lock(&amp;(regio_critica.mutex));</text:span></text:p>
      <text:p text:style-name="Standard"><text:span text:style-name="T6"><text:s text:c="18"/><text:tab/><text:tab/></text:span><text:span text:style-name="T5">// Canvi de nombre d la bolla</text:span></text:p>
      <text:p text:style-name="P7"><text:tab/><text:tab/><text:tab/><text:tab/>regio_critica.bolla = rand() % (1+NUM_RULETA);</text:p>
      <text:p text:style-name="P7"><text:tab/><text:tab/><text:tab/><text:tab/>cout &lt;&lt; "Bola Nº: " &lt;&lt; regio_critica.bolla &lt;&lt; endl;</text:p>
      <text:p text:style-name="P7"><text:tab/><text:tab/> <text:s/><text:tab/><text:tab/>// Seccio sortida de la regio critica</text:p>
      <text:p text:style-name="Standard"><text:span text:style-name="T5"><text:tab/><text:tab/> <text:s/><text:tab/><text:tab/></text:span><text:span text:style-name="T6">pthread_mutex_unlock(&amp;(regio_critica.mutex));</text:span></text:p>
      <text:p text:style-name="Standard"><text:span text:style-name="T6"><text:s text:c="15"/><text:tab/><text:tab/></text:span><text:span text:style-name="T5">}</text:span></text:p>
      <text:p text:style-name="P7"><text:s text:c="12"/><text:tab/>}</text:p>
      <text:p text:style-name="P7"><text:tab/> <text:s text:c="3"/></text:p>
      <text:p text:style-name="P7"><text:tab/> <text:s text:c="3"/><text:tab/>// Avisam a la banca q la bolla esta aturada</text:p>
      <text:p text:style-name="Standard"><text:span text:style-name="T5"><text:tab/><text:tab/></text:span><text:span text:style-name="T6">pthread_mutex_lock(&amp;(regio_critica.mutex));</text:span></text:p>
      <text:p text:style-name="P8"><text:tab/><text:tab/>pthread_cond_signal(&amp;(regio_critica.avisBanca));</text:p>
      <text:p text:style-name="P8"><text:tab/><text:tab/>pthread_mutex_unlock(&amp;(regio_critica.mutex));</text:p>
      <text:p text:style-name="P8"/>
      <text:p text:style-name="P8"><text:tab/>}</text:p>
      <text:p text:style-name="P8"/>
      <text:p text:style-name="P8"><text:soft-page-break/><text:tab/>return NULL;</text:p>
      <text:p text:style-name="P8">}</text:p>
      <text:p text:style-name="P8"/>
      <text:p text:style-name="P8"/>
      <text:p text:style-name="P8"/>
      <text:p text:style-name="P8"/>
      <text:p text:style-name="P8">int main(int, char **)</text:p>
      <text:p text:style-name="P8">{</text:p>
      <text:p text:style-name="P8"><text:tab/>char opcio;</text:p>
      <text:p text:style-name="P8"><text:tab/>int i;</text:p>
      <text:p text:style-name="P8"><text:tab/></text:p>
      <text:p text:style-name="P8"><text:tab/>pthread_mutex_init(&amp;(regio_critica.mutex),NULL);</text:p>
      <text:p text:style-name="P8"><text:tab/>pthread_cond_init(&amp;(regio_critica.avisBanca),NULL);</text:p>
      <text:p text:style-name="P8"><text:tab/>pthread_cond_init(&amp;(regio_critica.bollaMov),NULL);</text:p>
      <text:p text:style-name="P8"><text:tab/>pthread_cond_init(&amp;(regio_critica.iniTemps),NULL);</text:p>
      <text:p text:style-name="P8"><text:tab/>for (i=0; i&lt;MAX_JUGADORS; i++) {</text:p>
      <text:p text:style-name="P8"><text:tab/><text:tab/>pthread_cond_init(&amp;(regio_critica.avisJugador[i]), NULL);</text:p>
      <text:p text:style-name="Standard"><text:span text:style-name="T6"><text:tab/></text:span><text:span text:style-name="T5">}</text:span></text:p>
      <text:p text:style-name="P7"/>
      <text:p text:style-name="P7"><text:tab/>regio_critica.acabar = false;</text:p>
      <text:p text:style-name="P7"><text:tab/>regio_critica.bolla = 0;</text:p>
      <text:p text:style-name="P7"><text:tab/>regio_critica.jugadaMarxa = false;</text:p>
      <text:p text:style-name="P7"><text:tab/>regio_critica.nFitxasBanca = 2*FITXAS_JUG;</text:p>
      <text:p text:style-name="P7"><text:tab/></text:p>
      <text:p text:style-name="Standard"><text:span text:style-name="T5"><text:tab/></text:span><text:span text:style-name="T6">// Arrai a on tindrem els jugadors...</text:span></text:p>
      <text:p text:style-name="P8"><text:tab/>pthread_t JUG[MAX_JUGADORS];</text:p>
      <text:p text:style-name="P8"><text:tab/>int iJUG = 0;</text:p>
      <text:p text:style-name="P8"><text:tab/>int darrerMort = -1;</text:p>
      <text:p text:style-name="P8"/>
      <text:p text:style-name="Standard"><text:span text:style-name="T6"><text:tab/></text:span><text:span text:style-name="T5">// Creació de la bolla, banca, temps i 1 jugador...</text:span></text:p>
      <text:p text:style-name="Standard"><text:span text:style-name="T5"><text:tab/></text:span><text:span text:style-name="T6">pthread_t bola, t, banc;</text:span></text:p>
      <text:p text:style-name="P8"><text:tab/></text:p>
      <text:p text:style-name="P8"><text:tab/>pthread_create(&amp;bola, NULL, bolla, NULL);</text:p>
      <text:p text:style-name="P8"><text:tab/>pthread_create(&amp;t, NULL, temps, NULL);</text:p>
      <text:p text:style-name="P8"><text:tab/>pthread_create(&amp;banc, NULL, banca, NULL);</text:p>
      <text:p text:style-name="P8"><text:tab/>if (pthread_create(&amp;(JUG[iJUG]), NULL, jugador, (void*)(iJUG)) == 0) {<text:tab/><text:tab/></text:p>
      <text:p text:style-name="Standard"><text:span text:style-name="T6"><text:tab/><text:tab/></text:span><text:span text:style-name="T5">iJUG++;</text:span></text:p>
      <text:p text:style-name="P7"><text:tab/>} else {</text:p>
      <text:p text:style-name="P7"><text:tab/><text:tab/>continuar = false;</text:p>
      <text:p text:style-name="P7"><text:tab/><text:tab/>perror("Error creant al jugador...");</text:p>
      <text:p text:style-name="Standard"><text:span text:style-name="T5"><text:tab/></text:span><text:span text:style-name="T6">}<text:tab/></text:span></text:p>
      <text:p text:style-name="P8"><text:tab/></text:p>
      <text:p text:style-name="P8"><text:tab/>while (continuar) {</text:p>
      <text:p text:style-name="P8"><text:tab/><text:tab/>cout &lt;&lt; " Opcions\n =======\n\n";</text:p>
      <text:p text:style-name="Standard"><text:span text:style-name="T6"><text:tab/><text:tab/></text:span><text:span text:style-name="T5">cout &lt;&lt; " +.- Afegeix un jugador a la ruleta.\n";</text:span></text:p>
      <text:p text:style-name="P7"><text:tab/><text:tab/>cout &lt;&lt; " -.- Lleva el darrer jugador a la ruleta.\n";</text:p>
      <text:p text:style-name="Standard"><text:span text:style-name="T5"><text:tab/><text:tab/></text:span><text:span text:style-name="T6">cout &lt;&lt; " E.- Estat ruleta (taula i sistema).\n";</text:span></text:p>
      <text:p text:style-name="P8"><text:tab/><text:tab/>cout &lt;&lt; " S.- Acabar.\n\n";</text:p>
      <text:p text:style-name="P8"><text:tab/><text:tab/>cout &lt;&lt; " ==&gt; ";</text:p>
      <text:p text:style-name="P8"><text:tab/><text:tab/>cin &gt;&gt; opcio;</text:p>
      <text:p text:style-name="P8"><text:tab/><text:tab/></text:p>
      <text:p text:style-name="P8"><text:tab/><text:tab/>switch (tolower(opcio)) {</text:p>
      <text:p text:style-name="P8"><text:tab/><text:tab/><text:tab/>case 'e':</text:p>
      <text:p text:style-name="Standard"><text:span text:style-name="T6"><text:tab/><text:tab/><text:tab/><text:tab/></text:span><text:span text:style-name="T5">cout &lt;&lt; "Nombre de jugadors: " &lt;&lt; iJUG &lt;&lt; endl;</text:span></text:p>
      <text:p text:style-name="Standard"><text:span text:style-name="T5"><text:tab/><text:tab/><text:tab/><text:tab/></text:span><text:span text:style-name="T6">pthread_mutex_lock(&amp;(regio_critica.mutex));</text:span></text:p>
      <text:p text:style-name="Standard"><text:span text:style-name="T6"><text:tab/><text:tab/><text:tab/><text:tab/></text:span><text:span text:style-name="T5">cout &lt;&lt; "Jugada en Marxa: " &lt;&lt; regio_critica.jugadaMarxa &lt;&lt; endl;</text:span></text:p>
      <text:p text:style-name="P7"><text:tab/><text:tab/><text:tab/><text:tab/>cout &lt;&lt; "Nº Bolla: " &lt;&lt; regio_critica.bolla &lt;&lt; endl;</text:p>
      <text:p text:style-name="P7"><text:tab/><text:tab/><text:tab/><text:tab/>cout &lt;&lt; "Nombre apostes aceptades: " &lt;&lt; regio_critica.iAcep &lt;&lt; endl;</text:p>
      <text:p text:style-name="Standard"><text:span text:style-name="T5"><text:tab/><text:tab/><text:tab/><text:tab/></text:span><text:span text:style-name="T6">cout &lt;&lt; "Nombre apostes pendents: " &lt;&lt; regio_critica.iPend &lt;&lt; endl;</text:span></text:p>
      <text:p text:style-name="P8"><text:tab/><text:tab/><text:tab/><text:tab/>pthread_mutex_unlock(&amp;(regio_critica.mutex));</text:p>
      <text:p text:style-name="P8"><text:tab/><text:tab/><text:tab/><text:tab/>break;</text:p>
      <text:p text:style-name="P8"><text:tab/><text:tab/><text:tab/>case '+': </text:p>
      <text:p text:style-name="P8"><text:tab/><text:tab/><text:tab/><text:tab/>pthread_mutex_lock(&amp;(regio_critica.mutex));</text:p>
      <text:p text:style-name="P8"><text:tab/><text:tab/><text:tab/><text:tab/>if (regio_critica.iMorts == 0) {</text:p>
      <text:p text:style-name="Standard"><text:span text:style-name="T6"><text:tab/><text:tab/><text:tab/><text:tab/><text:tab/></text:span><text:span text:style-name="T5">// Cream al jugador</text:span></text:p>
      <text:p text:style-name="P7"><text:tab/><text:tab/><text:tab/><text:tab/><text:tab/>if (pthread_create(&amp;(JUG[iJUG]), NULL, jugador, (void*)(iJUG)) == 0){</text:p>
      <text:p text:style-name="P7"><text:tab/><text:tab/><text:tab/><text:tab/><text:tab/><text:tab/>iJUG++;</text:p>
      <text:p text:style-name="P7"><text:tab/><text:tab/><text:tab/><text:tab/><text:tab/>} else {</text:p>
      <text:p text:style-name="P7"><text:tab/><text:tab/><text:tab/><text:tab/><text:tab/><text:tab/>perror("Error creant al jugador...");</text:p>
      <text:p text:style-name="P7"><text:tab/><text:tab/><text:tab/><text:tab/><text:tab/>}</text:p>
      <text:p text:style-name="P7"><text:tab/><text:tab/><text:tab/><text:tab/>} else {</text:p>
      <text:p text:style-name="P7"><text:tab/><text:tab/><text:tab/><text:tab/><text:tab/>cout &lt;&lt; "No podem crear, fins q no hi hagi jugadors q s'han d suicidar :(" &lt;&lt; endl;</text:p>
      <text:p text:style-name="Standard"><text:span text:style-name="T5"><text:tab/><text:tab/><text:tab/><text:tab/></text:span><text:span text:style-name="T6">}</text:span></text:p>
      <text:p text:style-name="P8"><text:tab/><text:tab/><text:tab/><text:tab/>pthread_mutex_unlock(&amp;(regio_critica.mutex));</text:p>
      <text:p text:style-name="P8"><text:tab/><text:tab/><text:tab/><text:tab/>break;</text:p>
      <text:p text:style-name="P8"><text:soft-page-break/><text:tab/><text:tab/><text:tab/>case '-':</text:p>
      <text:p text:style-name="P8"><text:tab/><text:tab/><text:tab/><text:tab/>pthread_mutex_lock(&amp;(regio_critica.mutex));</text:p>
      <text:p text:style-name="P8"><text:tab/><text:tab/><text:tab/><text:tab/>if (regio_critica.iMorts == 0) {</text:p>
      <text:p text:style-name="P8"><text:tab/><text:tab/><text:tab/><text:tab/><text:tab/>darrerMort = iJUG;</text:p>
      <text:p text:style-name="P8"><text:tab/><text:tab/><text:tab/><text:tab/>}</text:p>
      <text:p text:style-name="P8"><text:tab/><text:tab/><text:tab/><text:tab/>if (darrerMort &gt; 1) {</text:p>
      <text:p text:style-name="P8"><text:tab/><text:tab/><text:tab/><text:tab/><text:tab/>darrerMort--;</text:p>
      <text:p text:style-name="P8"><text:tab/><text:tab/><text:tab/><text:tab/><text:tab/>regio_critica.morts[regio_critica.iMorts++] = darrerMort;</text:p>
      <text:p text:style-name="P8"><text:tab/><text:tab/><text:tab/><text:tab/>} else {</text:p>
      <text:p text:style-name="Standard"><text:span text:style-name="T6"><text:tab/><text:tab/><text:tab/><text:tab/><text:tab/></text:span><text:span text:style-name="T5">cout &lt;&lt; "Com a minim hem de tenir 1 jugador jugant :P" &lt;&lt; endl;</text:span></text:p>
      <text:p text:style-name="Standard"><text:span text:style-name="T5"><text:tab/><text:tab/><text:tab/><text:tab/></text:span><text:span text:style-name="T6">}</text:span></text:p>
      <text:p text:style-name="P8"><text:tab/><text:tab/><text:tab/><text:tab/>pthread_mutex_unlock(&amp;(regio_critica.mutex));</text:p>
      <text:p text:style-name="P8"><text:tab/><text:tab/><text:tab/><text:tab/>break;</text:p>
      <text:p text:style-name="P8"><text:tab/><text:tab/><text:tab/>case 's': </text:p>
      <text:p text:style-name="Standard"><text:span text:style-name="T6"><text:tab/><text:tab/><text:tab/><text:tab/></text:span><text:span text:style-name="T5">// Miram si hi ha jugadors q s'han d suicidar</text:span></text:p>
      <text:p text:style-name="Standard"><text:span text:style-name="T5"><text:tab/><text:tab/><text:tab/><text:tab/></text:span><text:span text:style-name="T6">pthread_mutex_lock(&amp;(regio_critica.mutex));</text:span></text:p>
      <text:p text:style-name="Standard"><text:span text:style-name="T6"><text:tab/><text:tab/><text:tab/><text:tab/></text:span><text:span text:style-name="T5">cout &lt;&lt; "Tenim " &lt;&lt; regio_critica.iMorts &lt;&lt; " jugadors pendent de suicidi." &lt;&lt; endl;</text:span></text:p>
      <text:p text:style-name="Standard"><text:span text:style-name="T5"><text:tab/><text:tab/><text:tab/><text:tab/></text:span><text:span text:style-name="T6">if (regio_critica.iMorts == 0) {</text:span></text:p>
      <text:p text:style-name="Standard"><text:span text:style-name="T6"><text:tab/><text:tab/><text:tab/><text:tab/><text:tab/></text:span><text:span text:style-name="T5">continuar = false;</text:span></text:p>
      <text:p text:style-name="P7"><text:tab/><text:tab/><text:tab/><text:tab/>} else {</text:p>
      <text:p text:style-name="P7"><text:tab/><text:tab/><text:tab/><text:tab/><text:tab/>cout &lt;&lt; "No podem acabar, fins q no hi hagi jugadors q s'han <text:s/>suicidar :(" &lt;&lt; endl;</text:p>
      <text:p text:style-name="Standard"><text:span text:style-name="T5"><text:tab/><text:tab/><text:tab/><text:tab/></text:span><text:span text:style-name="T6">}</text:span></text:p>
      <text:p text:style-name="P8"><text:tab/><text:tab/><text:tab/><text:tab/>pthread_mutex_unlock(&amp;(regio_critica.mutex));</text:p>
      <text:p text:style-name="P8"><text:tab/><text:tab/><text:tab/><text:tab/>break;</text:p>
      <text:p text:style-name="P8"><text:tab/><text:tab/>}</text:p>
      <text:p text:style-name="P8"><text:tab/><text:tab/><text:tab/><text:tab/></text:p>
      <text:p text:style-name="P8"><text:tab/>} </text:p>
      <text:p text:style-name="P8"><text:tab/></text:p>
      <text:p text:style-name="P8"><text:tab/>cout &lt;&lt; "Acabant" &lt;&lt; endl;</text:p>
      <text:p text:style-name="P8"><text:tab/></text:p>
      <text:p text:style-name="P8"><text:tab/>pthread_mutex_lock(&amp;(regio_critica.mutex));</text:p>
      <text:p text:style-name="Standard"><text:span text:style-name="T6"><text:tab/></text:span><text:span text:style-name="T5">regio_critica.acabar = true;</text:span></text:p>
      <text:p text:style-name="Standard"><text:span text:style-name="T5"><text:tab/></text:span><text:span text:style-name="T6">pthread_mutex_unlock(&amp;(regio_critica.mutex));</text:span></text:p>
      <text:p text:style-name="P8"/>
      <text:p text:style-name="Standard"><text:span text:style-name="T6"><text:s text:c="4"/><text:tab/></text:span><text:span text:style-name="T5">// esperar que acabi la bolla</text:span></text:p>
      <text:p text:style-name="Standard"><text:span text:style-name="T5"><text:tab/></text:span><text:span text:style-name="T6">pthread_join(bola, NULL);</text:span></text:p>
      <text:p text:style-name="P8"><text:tab/>pthread_cond_signal(&amp;(regio_critica.iniTemps));</text:p>
      <text:p text:style-name="P8"><text:tab/>for (i=0; i&lt;iJUG; i++) {</text:p>
      <text:p text:style-name="P8"><text:tab/><text:tab/>pthread_join(JUG[i], NULL);</text:p>
      <text:p text:style-name="P8"><text:tab/>}</text:p>
      <text:p text:style-name="P8"><text:tab/>pthread_join(t, NULL);</text:p>
      <text:p text:style-name="P8"><text:tab/>pthread_join(banc, NULL);</text:p>
      <text:p text:style-name="P8"/>
      <text:p text:style-name="Standard"><text:span text:style-name="T6"><text:tab/></text:span><text:span text:style-name="T5">cout &lt;&lt; "Nombre de fitxas q t la banca: " &lt;&lt; regio_critica.nFitxasBanca &lt;&lt; endl;</text:span></text:p>
      <text:p text:style-name="P7"><text:tab/></text:p>
      <text:p text:style-name="P7"><text:tab/>pthread_mutex_destroy(&amp;(regio_critica.mutex));</text:p>
      <text:p text:style-name="P7"><text:tab/>pthread_cond_destroy(&amp;(regio_critica.avisBanca));</text:p>
      <text:p text:style-name="P7"><text:tab/>pthread_cond_destroy(&amp;(regio_critica.bollaMov));</text:p>
      <text:p text:style-name="P7"><text:tab/>pthread_cond_destroy(&amp;(regio_critica.iniTemps));</text:p>
      <text:p text:style-name="Standard"><text:span text:style-name="T5"><text:tab/></text:span><text:span text:style-name="T6">for (i=0; i&lt;MAX_JUGADORS; i++) {</text:span></text:p>
      <text:p text:style-name="Standard"><text:span text:style-name="T6"><text:tab/><text:tab/></text:span><text:span text:style-name="T5">pthread_cond_destroy(&amp;(regio_critica.avisJugador[i]));</text:span></text:p>
      <text:p text:style-name="P7"><text:tab/>}</text:p>
      <text:p text:style-name="P7"><text:tab/></text:p>
      <text:p text:style-name="P7"><text:tab/>cout &lt;&lt; "Tots els processos han acabat. Adeu." &lt;&lt; endl;</text:p>
      <text:p text:style-name="P7"><text:tab/></text:p>
      <text:p text:style-name="P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24pt" style:font-size-asian="24pt"/>
    </style:style>
    <style:style style:name="Heading_20_2" style:display-name="Heading 2" style:family="paragraph" style:parent-style-name="Standard" style:next-style-name="Standard" style:default-outline-level="2" style:class="text">
      <style:paragraph-properties fo:text-align="end"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style:font-size-asian="16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ACIÓ CONCURRENT</dc:title>
    <meta:initial-creator>José J. Cabezas Castillo</meta:initial-creator>
    <meta:creation-date>2003-06-18T08:13:00</meta:creation-date>
    <dc:creator>José Cabezas</dc:creator>
    <dc:date>2016-01-16T18:32:53.066801716</dc:date>
    <meta:print-date>2003-06-18T13:52:00</meta:print-date>
    <meta:editing-cycles>26</meta:editing-cycles>
    <meta:editing-duration>PT4H46M26S</meta:editing-duration>
    <meta:generator>LibreOffice/5.0.4.2$Linux_X86_64 LibreOffice_project/00$Build-2</meta:generator>
    <meta:document-statistic meta:table-count="0" meta:image-count="0" meta:object-count="0" meta:page-count="21" meta:paragraph-count="1244" meta:word-count="5067" meta:character-count="40956" meta:non-whitespace-character-count="32558"/>
  </office:meta>
</office:document-meta>
</file>